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7">
      <style:table-cell-properties fo:background-color="#FFFAFA"/>
    </style:style>
    <style:style style:name="ce16" style:family="table-cell" style:parent-style-name="Default" style:data-style-name="N37">
      <style:table-cell-properties fo:background-color="#D2E8DC"/>
    </style:style>
    <style:style style:name="ce17" style:family="table-cell" style:parent-style-name="Default" style:data-style-name="N37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7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/>
    </style:style>
    <style:style style:name="ce29" style:family="table-cell" style:parent-style-name="Default" style:data-style-name="N0">
      <style:table-cell-properties fo:background-color="#E8E8E8"/>
    </style:style>
    <style:style style:name="ce30" style:family="table-cell" style:parent-style-name="Default" style:data-style-name="N0">
      <style:table-cell-properties fo:background-color="#D2E8DC"/>
    </style:style>
    <style:style style:name="ce31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32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4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ext-properties style:font-name="Georgia2" style:font-name-asian="Georgia2" style:font-name-complex="Georgia2"/>
    </style:style>
    <style:style style:name="ce51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fo:border="thin solid #000000" style:vertical-align="automatic" style:shrink-to-fit="true"/>
      <style:text-properties style:font-name="Georgia2" style:font-name-asian="Georgia2" style:font-name-complex="Georgia2"/>
    </style:style>
    <style:style style:name="ce9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background-color="#F08080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="thin solid #000000" style:vertical-align="automatic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F08080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1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0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0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2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5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6" style:family="table-cell" style:parent-style-name="Default" style:data-style-name="N2">
      <style:table-cell-properties fo:border="thin solid #000000" style:vertical-align="automatic"/>
      <style:text-properties style:font-name="Georgia2" style:font-name-asian="Georgia2" style:font-name-complex="Georgia2"/>
    </style:style>
    <style:style style:name="ce117" style:family="table-cell" style:parent-style-name="Default" style:data-style-name="N0">
      <style:table-cell-properties fo:border="thin solid #000000" style:vertical-align="automatic" fo:background-color="#F08080"/>
      <style:text-properties style:font-name="Georgia2" style:font-name-asian="Georgia2" style:font-name-complex="Georgia2"/>
    </style:style>
    <style:style style:name="ce118" style:family="table-cell" style:parent-style-name="Default" style:data-style-name="N0">
      <style:table-cell-properties fo:border="thin solid #000000" style:vertical-align="automatic"/>
      <style:text-properties style:font-name="Georgia2" style:font-name-asian="Georgia2" style:font-name-complex="Georgia2"/>
    </style:style>
    <style:style style:name="ce119" style:family="table-cell" style:parent-style-name="Default" style:data-style-name="N0">
      <style:table-cell-properties fo:border="thin solid #000000" style:vertical-align="automatic" fo:background-color="#FFFFFF"/>
      <style:text-properties style:font-name="Georgia2" style:font-name-asian="Georgia2" style:font-name-complex="Georgia2"/>
    </style:style>
    <style:style style:name="ce120" style:family="table-cell" style:parent-style-name="Default" style:data-style-name="N0">
      <style:table-cell-properties fo:border="thin solid #000000" style:vertical-align="automatic" fo:background-color="transparent"/>
      <style:text-properties style:font-name="Georgia2" style:font-name-asian="Georgia2" style:font-name-complex="Georgia2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2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1.I4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1.I4"/>
    </style:style>
    <style:style style:name="ce12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2.I4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2.I4"/>
    </style:style>
    <style:style style:name="ce12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28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3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4.I4"/>
    </style:style>
    <style:style style:name="ce1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'IT1'.F8]" table:style-name="ce11">
            <text:p>4</text:p>
          </table:table-cell>
          <table:table-cell office:value-type="float" office:value="4" table:formula="of:=[.C3] - ['IT2'.F8]" table:style-name="ce12">
            <text:p>4</text:p>
          </table:table-cell>
          <table:table-cell office:value-type="float" office:value="4" table:formula="of:=[.C3] - ['IT3'.F8]" table:style-name="ce12">
            <text:p>4</text:p>
          </table:table-cell>
          <table:table-cell office:value-type="float" office:value="4" table:formula="of:=[.C3] - ['IT4'.F8]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'IT1'.F18]" table:style-name="ce15">
            <text:p>-2</text:p>
          </table:table-cell>
          <table:table-cell office:value-type="float" office:value="-5" table:formula="of:=[.C4] - ['IT2'.F19]" table:style-name="ce16">
            <text:p>-5</text:p>
          </table:table-cell>
          <table:table-cell office:value-type="float" office:value="-5" table:formula="of:=[.C4]- ['IT3'.F19]" table:style-name="ce16">
            <text:p>-5</text:p>
          </table:table-cell>
          <table:table-cell office:value-type="float" office:value="-5" table:formula="of:=[.C4]- ['IT4'.F19]" table:style-name="ce15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'IT1'.F27]" table:style-name="ce17">
            <text:p>19</text:p>
          </table:table-cell>
          <table:table-cell office:value-type="float" office:value="19" table:formula="of:=[.C5] - ['IT2'.F28]" table:style-name="ce17">
            <text:p>19</text:p>
          </table:table-cell>
          <table:table-cell office:value-type="float" office:value="19" table:formula="of:=[.C5]- ['IT3'.F28]" table:style-name="ce15">
            <text:p>19</text:p>
          </table:table-cell>
          <table:table-cell office:value-type="float" office:value="19" table:formula="of:=[.C5]- ['IT4'.F28]" table:style-name="ce15">
            <text:p>1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'IT1'.F35]" table:style-name="ce17">
            <text:p>35</text:p>
          </table:table-cell>
          <table:table-cell office:value-type="float" office:value="35" table:formula="of:=[.C6] - ['IT2'.F38]" table:style-name="ce17">
            <text:p>35</text:p>
          </table:table-cell>
          <table:table-cell office:value-type="float" office:value="35" table:formula="of:=[.C6] - ['IT3'.F38]" table:style-name="ce15">
            <text:p>35</text:p>
          </table:table-cell>
          <table:table-cell office:value-type="float" office:value="35" table:formula="of:=[.C6] - ['IT4'.F38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'IT1'.F43]" table:style-name="ce17">
            <text:p>35</text:p>
          </table:table-cell>
          <table:table-cell office:value-type="float" office:value="35" table:formula="of:=[.C7] - ['IT2'.F46]" table:style-name="ce17">
            <text:p>35</text:p>
          </table:table-cell>
          <table:table-cell office:value-type="float" office:value="35" table:formula="of:=[.C7]- ['IT3'.F46]" table:style-name="ce17">
            <text:p>35</text:p>
          </table:table-cell>
          <table:table-cell office:value-type="float" office:value="35" table:formula="of:=[.C7]- ['IT4'.F46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'IT1'.F52]" table:style-name="ce17">
            <text:p>19</text:p>
          </table:table-cell>
          <table:table-cell office:value-type="float" office:value="5" table:formula="of:=[.C8] - ['IT2'.F56]" table:style-name="ce15">
            <text:p>5</text:p>
          </table:table-cell>
          <table:table-cell office:value-type="float" office:value="5" table:formula="of:=[.C8]- ['IT3'.F56]" table:style-name="ce16">
            <text:p>5</text:p>
          </table:table-cell>
          <table:table-cell office:value-type="float" office:value="5" table:formula="of:=[.C8]- ['IT4'.F56]" table:style-name="ce15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8" table:style-name="ce14">
            <text:p>8</text:p>
          </table:table-cell>
          <table:table-cell office:value-type="float" office:value="8" table:formula="of:=[.C9]-['IT1'.F58]" table:style-name="ce17">
            <text:p>8</text:p>
          </table:table-cell>
          <table:table-cell office:value-type="float" office:value="-16" table:formula="of:=[.C9] - ['IT2'.F62]" table:style-name="ce15">
            <text:p>-16</text:p>
          </table:table-cell>
          <table:table-cell office:value-type="float" office:value="-16" table:formula="of:=[.C9]- ['IT3'.F62]" table:style-name="ce16">
            <text:p>-16</text:p>
          </table:table-cell>
          <table:table-cell office:value-type="float" office:value="-16" table:formula="of:=[.C9]- ['IT4'.F62]" table:style-name="ce15">
            <text:p>-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10" table:style-name="ce14">
            <text:p>10</text:p>
          </table:table-cell>
          <table:table-cell office:value-type="float" office:value="-12" table:formula="of:=[.C10]-['IT1'.F65]" table:style-name="ce15">
            <text:p>-12</text:p>
          </table:table-cell>
          <table:table-cell office:value-type="float" office:value="1" table:formula="of:=[.C10]-['IT2'.F69]" table:style-name="ce15">
            <text:p>1</text:p>
          </table:table-cell>
          <table:table-cell office:value-type="float" office:value="4" table:formula="of:=[.C10]- ['IT3'.F69]" table:style-name="ce15">
            <text:p>4</text:p>
          </table:table-cell>
          <table:table-cell office:value-type="float" office:value="4" table:formula="of:=[.C10]- ['IT4'.F69]" table:style-name="ce15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'IT1'.F74]" table:style-name="ce17">
            <text:p>25</text:p>
          </table:table-cell>
          <table:table-cell office:value-type="float" office:value="12" table:formula="of:=[.C11]-['IT2'.F80]" table:style-name="ce15">
            <text:p>12</text:p>
          </table:table-cell>
          <table:table-cell office:value-type="float" office:value="20" table:formula="of:=[.C11]- ['IT3'.F77]" table:style-name="ce15">
            <text:p>20</text:p>
          </table:table-cell>
          <table:table-cell office:value-type="float" office:value="12" table:formula="of:=[.C11]- ['IT4'.F80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'IT1'.F81]" table:style-name="ce17">
            <text:p>25</text:p>
          </table:table-cell>
          <table:table-cell office:value-type="float" office:value="25" table:formula="of:=[.C12]-['IT2'.F87]" table:style-name="ce17">
            <text:p>25</text:p>
          </table:table-cell>
          <table:table-cell office:value-type="float" office:value="25" table:formula="of:=[.C12]- ['IT3'.F84]" table:style-name="ce17">
            <text:p>25</text:p>
          </table:table-cell>
          <table:table-cell office:value-type="float" office:value="25" table:formula="of:=[.C12]- ['IT4'.F87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'IT1'.F87]" table:style-name="ce17">
            <text:p>12</text:p>
          </table:table-cell>
          <table:table-cell office:value-type="float" office:value="12" table:formula="of:=[.C13]-['IT2'.F87]" table:style-name="ce17">
            <text:p>12</text:p>
          </table:table-cell>
          <table:table-cell office:value-type="float" office:value="12" table:formula="of:=[.C13]- ['IT3'.F90]" table:style-name="ce17">
            <text:p>12</text:p>
          </table:table-cell>
          <table:table-cell office:value-type="float" office:value="12" table:formula="of:=[.C13]- ['IT4'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'IT1'.F94]" table:style-name="ce17">
            <text:p>25</text:p>
          </table:table-cell>
          <table:table-cell office:value-type="float" office:value="25" table:formula="of:=[.C14]-['IT2'.F100]" table:style-name="ce17">
            <text:p>25</text:p>
          </table:table-cell>
          <table:table-cell office:value-type="float" office:value="25" table:formula="of:=[.C14]- ['IT3'.F97]" table:style-name="ce17">
            <text:p>25</text:p>
          </table:table-cell>
          <table:table-cell office:value-type="float" office:value="25" table:formula="of:=[.C14]- ['IT4'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'IT1'.F103]" table:style-name="ce17">
            <text:p>25</text:p>
          </table:table-cell>
          <table:table-cell office:value-type="float" office:value="25" table:formula="of:=[.C15]-['IT2'.F93]" table:style-name="ce17">
            <text:p>25</text:p>
          </table:table-cell>
          <table:table-cell office:value-type="float" office:value="25" table:formula="of:=[.C15]- ['IT3'.F106]" table:style-name="ce17">
            <text:p>25</text:p>
          </table:table-cell>
          <table:table-cell office:value-type="float" office:value="25" table:formula="of:=[.C15]- ['IT4'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6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3">
            <text:p>Itération 3</text:p>
          </table:table-cell>
          <table:table-cell office:value-type="string" table:style-name="ce24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06" table:formula="of:=SUM([.C3:.C16])" table:style-name="ce25">
            <text:p>306</text:p>
          </table:table-cell>
          <table:table-cell office:value-type="float" office:value="218" table:formula="of:=SUM([.D3:.D16])" table:style-name="ce25">
            <text:p>218</text:p>
          </table:table-cell>
          <table:table-cell office:value-type="float" office:value="167" table:formula="of:=SUM([.E3:.E16])" table:style-name="ce25">
            <text:p>167</text:p>
          </table:table-cell>
          <table:table-cell office:value-type="float" office:value="188" table:formula="of:=SUM([.F3:.F16])" table:style-name="ce25">
            <text:p>188</text:p>
          </table:table-cell>
          <table:table-cell office:value-type="float" office:value="180" table:formula="of:=SUM([.G3:.G15])" table:style-name="ce25">
            <text:p>180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7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8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Histoire non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0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2" table:style-name="ce31"/>
          <table:table-cell table:style-name="ce32"/>
          <table:table-cell table:number-columns-repeated="7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65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1</text:p>
          </table:table-cell>
          <table:covered-table-cell/>
          <table:table-cell office:value-type="string" table:number-columns-spanned="2" table:number-rows-spanned="1" table:style-name="ce64">
            <text:p>Histoire 2</text:p>
          </table:table-cell>
          <table:covered-table-cell/>
          <table:table-cell office:value-type="string" table:number-columns-spanned="2" table:number-rows-spanned="1" table:style-name="ce64">
            <text:p>Histoire 8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Interface de connexion</text:p>
          </table:table-cell>
          <table:table-cell office:value-type="string" table:style-name="ce38">
            <text:p>BENITEZ ALBERDI Diego</text:p>
          </table:table-cell>
          <table:table-cell office:value-type="string" table:style-name="ce38">
            <text:p>DEKEYSER Chloe</text:p>
          </table:table-cell>
          <table:table-cell office:value-type="float" office:value="13" table:style-name="ce39">
            <text:p>13</text:p>
          </table:table-cell>
          <table:table-cell office:value-type="float" office:value="10" table:style-name="ce39">
            <text:p>10</text:p>
          </table:table-cell>
          <table:table-cell table:style-name="ce31"/>
          <table:table-cell office:value-type="date" office:date-value="2021-02-23T00:00:00" table:style-name="ce122">
            <text:p>23-02-2021</text:p>
          </table:table-cell>
          <table:table-cell office:value-type="float" office:value="0" table:style-name="ce123">
            <text:p>0</text:p>
          </table:table-cell>
          <table:table-cell office:value-type="float" office:value="30" table:formula="of:=[.$G$8] - ([.$G$8]/[.$J$18]*[.J4])" table:style-name="ce42">
            <text:p>30.00</text:p>
          </table:table-cell>
          <table:table-cell office:value-type="float" office:value="30" table:style-name="ce41">
            <text:p>30</text:p>
          </table:table-cell>
          <table:table-cell office:value-type="float" office:value="33" table:formula="of:=[.$G$18] - ([.$G$18]/[.$J$18]*[.J4])" table:style-name="ce42">
            <text:p>33.00</text:p>
          </table:table-cell>
          <table:table-cell office:value-type="float" office:value="33" table:style-name="ce31">
            <text:p>33</text:p>
          </table:table-cell>
          <table:table-cell office:value-type="float" office:value="10" table:formula="of:=[.$G$65] - ([.$G$65]/[.$J$18]*[.J4])" table:style-name="ce42">
            <text:p>10.00</text:p>
          </table:table-cell>
          <table:table-cell office:value-type="float" office:value="10" table:style-name="ce31">
            <text:p>10</text:p>
          </table:table-cell>
          <table:table-cell office:value-type="float" office:value="73" table:formula="of:=[.K4]+[.M4]+[.O4]" table:style-name="ce43">
            <text:p>73.00</text:p>
          </table:table-cell>
          <table:table-cell office:value-type="float" office:value="73" table:formula="of:=[.L4]+[.N4]+[.P4]" table:style-name="ce31">
            <text:p>73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37">
            <text:p>Conditions d'utilisation</text:p>
          </table:table-cell>
          <table:table-cell office:value-type="string" table:style-name="ce38">
            <text:p>DESMET Aline</text:p>
          </table:table-cell>
          <table:table-cell office:value-type="string" table:style-name="ce38">
            <text:p>HODAIBI Yassine</text:p>
          </table:table-cell>
          <table:table-cell office:value-type="float" office:value="8" table:style-name="ce39">
            <text:p>8</text:p>
          </table:table-cell>
          <table:table-cell office:value-type="float" office:value="3" table:style-name="ce39">
            <text:p>3</text:p>
          </table:table-cell>
          <table:table-cell table:style-name="ce31"/>
          <table:table-cell office:value-type="date" office:date-value="2021-02-24T00:00:00" table:style-name="ce122">
            <text:p>24-02-2021</text:p>
          </table:table-cell>
          <table:table-cell office:value-type="float" office:value="1" table:style-name="ce123">
            <text:p>1</text:p>
          </table:table-cell>
          <table:table-cell office:value-type="float" office:value="27.857142857142858" table:formula="of:=[.$G$8] - ([.$G$8]/[.$J$18]*[.J5])" table:style-name="ce42">
            <text:p>27.86</text:p>
          </table:table-cell>
          <table:table-cell office:value-type="float" office:value="30" table:style-name="ce41">
            <text:p>30</text:p>
          </table:table-cell>
          <table:table-cell office:value-type="float" office:value="30.642857142857142" table:formula="of:=[.$G$18] - ([.$G$18]/[.$J$18]*[.J5])" table:style-name="ce42">
            <text:p>30.64</text:p>
          </table:table-cell>
          <table:table-cell office:value-type="float" office:value="30" table:style-name="ce31">
            <text:p>30</text:p>
          </table:table-cell>
          <table:table-cell office:value-type="float" office:value="9.2857142857142865" table:formula="of:=[.$G$65] - ([.$G$65]/[.$J$18]*[.J5])" table:style-name="ce42">
            <text:p>9.29</text:p>
          </table:table-cell>
          <table:table-cell office:value-type="float" office:value="10" table:style-name="ce31">
            <text:p>10</text:p>
          </table:table-cell>
          <table:table-cell office:value-type="float" office:value="67.785714285714292" table:formula="of:=[.K5]+[.M5]+[.O5]" table:style-name="ce43">
            <text:p>67.79</text:p>
          </table:table-cell>
          <table:table-cell office:value-type="float" office:value="70" table:formula="of:=[.L5]+[.N5]+[.P5]" table:style-name="ce31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Base de données utilisateurs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4" table:style-name="ce39">
            <text:p>4</text:p>
          </table:table-cell>
          <table:table-cell office:value-type="float" office:value="15" table:style-name="ce39">
            <text:p>15</text:p>
          </table:table-cell>
          <table:table-cell table:style-name="ce31"/>
          <table:table-cell office:value-type="date" office:date-value="2021-02-25T00:00:00" table:style-name="ce122">
            <text:p>25-02-2021</text:p>
          </table:table-cell>
          <table:table-cell office:value-type="float" office:value="2" table:style-name="ce123">
            <text:p>2</text:p>
          </table:table-cell>
          <table:table-cell office:value-type="float" office:value="25.714285714285715" table:formula="of:=[.$G$8] - ([.$G$8]/[.$J$18]*[.J6])" table:style-name="ce42">
            <text:p>25.71</text:p>
          </table:table-cell>
          <table:table-cell office:value-type="float" office:value="30" table:style-name="ce41">
            <text:p>30</text:p>
          </table:table-cell>
          <table:table-cell office:value-type="float" office:value="28.285714285714285" table:formula="of:=[.$G$18] - ([.$G$18]/[.$J$18]*[.J6])" table:style-name="ce42">
            <text:p>28.29</text:p>
          </table:table-cell>
          <table:table-cell office:value-type="float" office:value="26" table:style-name="ce31">
            <text:p>26</text:p>
          </table:table-cell>
          <table:table-cell office:value-type="float" office:value="8.5714285714285712" table:formula="of:=[.$G$65] - ([.$G$65]/[.$J$18]*[.J6])" table:style-name="ce42">
            <text:p>8.57</text:p>
          </table:table-cell>
          <table:table-cell office:value-type="float" office:value="10" table:style-name="ce31">
            <text:p>10</text:p>
          </table:table-cell>
          <table:table-cell office:value-type="float" office:value="62.571428571428569" table:formula="of:=[.K6]+[.M6]+[.O6]" table:style-name="ce43">
            <text:p>62.57</text:p>
          </table:table-cell>
          <table:table-cell office:value-type="float" office:value="66" table:formula="of:=[.L6]+[.N6]+[.P6]" table:style-name="ce31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Validation de données de connexion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table:style-name="ce31"/>
          <table:table-cell office:value-type="date" office:date-value="2021-02-26T00:00:00" table:style-name="ce122">
            <text:p>26-02-2021</text:p>
          </table:table-cell>
          <table:table-cell office:value-type="float" office:value="3" table:style-name="ce123">
            <text:p>3</text:p>
          </table:table-cell>
          <table:table-cell office:value-type="float" office:value="23.571428571428569" table:formula="of:=[.$G$8] - ([.$G$8]/[.$J$18]*[.J7])" table:style-name="ce42">
            <text:p>23.57</text:p>
          </table:table-cell>
          <table:table-cell office:value-type="float" office:value="25" table:style-name="ce41">
            <text:p>25</text:p>
          </table:table-cell>
          <table:table-cell office:value-type="float" office:value="25.928571428571431" table:formula="of:=[.$G$18] - ([.$G$18]/[.$J$18]*[.J7])" table:style-name="ce42">
            <text:p>25.93</text:p>
          </table:table-cell>
          <table:table-cell office:value-type="float" office:value="22" table:style-name="ce31">
            <text:p>22</text:p>
          </table:table-cell>
          <table:table-cell office:value-type="float" office:value="7.8571428571428577" table:formula="of:=[.$G$65] - ([.$G$65]/[.$J$18]*[.J7])" table:style-name="ce42">
            <text:p>7.86</text:p>
          </table:table-cell>
          <table:table-cell office:value-type="float" office:value="10" table:style-name="ce31">
            <text:p>10</text:p>
          </table:table-cell>
          <table:table-cell office:value-type="float" office:value="57.357142857142861" table:formula="of:=[.K7]+[.M7]+[.O7]" table:style-name="ce43">
            <text:p>57.36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6" table:formula="of:=SUM([.F4:.F7])" table:style-name="ce45">
            <text:p>26</text:p>
          </table:table-cell>
          <table:table-cell office:value-type="float" office:value="30" table:formula="of:=SUM([.G4:.G7])" table:style-name="ce45">
            <text:p>30</text:p>
          </table:table-cell>
          <table:table-cell table:style-name="ce31"/>
          <table:table-cell office:value-type="date" office:date-value="2021-02-27T00:00:00" table:style-name="ce122">
            <text:p>27-02-2021</text:p>
          </table:table-cell>
          <table:table-cell office:value-type="float" office:value="4" table:style-name="ce123">
            <text:p>4</text:p>
          </table:table-cell>
          <table:table-cell office:value-type="float" office:value="21.428571428571431" table:formula="of:=[.$G$8] - ([.$G$8]/[.$J$18]*[.J8])" table:style-name="ce42">
            <text:p>21.43</text:p>
          </table:table-cell>
          <table:table-cell office:value-type="float" office:value="23" table:style-name="ce41">
            <text:p>23</text:p>
          </table:table-cell>
          <table:table-cell office:value-type="float" office:value="23.571428571428569" table:formula="of:=[.$G$18] - ([.$G$18]/[.$J$18]*[.J8])" table:style-name="ce42">
            <text:p>23.57</text:p>
          </table:table-cell>
          <table:table-cell office:value-type="float" office:value="22" table:style-name="ce31">
            <text:p>22</text:p>
          </table:table-cell>
          <table:table-cell office:value-type="float" office:value="7.1428571428571423" table:formula="of:=[.$G$65] - ([.$G$65]/[.$J$18]*[.J8])" table:style-name="ce42">
            <text:p>7.14</text:p>
          </table:table-cell>
          <table:table-cell office:value-type="float" office:value="8" table:style-name="ce31">
            <text:p>8</text:p>
          </table:table-cell>
          <table:table-cell office:value-type="float" office:value="52.142857142857139" table:formula="of:=[.K8]+[.M8]+[.O8]" table:style-name="ce43">
            <text:p>52.14</text:p>
          </table:table-cell>
          <table:table-cell office:value-type="float" office:value="53" table:formula="of:=[.L8]+[.N8]+[.P8]" table:style-name="ce31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2-28T00:00:00" table:style-name="ce122">
            <text:p>28-02-2021</text:p>
          </table:table-cell>
          <table:table-cell office:value-type="float" office:value="5" table:style-name="ce123">
            <text:p>5</text:p>
          </table:table-cell>
          <table:table-cell office:value-type="float" office:value="19.285714285714285" table:formula="of:=[.$G$8] - ([.$G$8]/[.$J$18]*[.J9])" table:style-name="ce42">
            <text:p>19.29</text:p>
          </table:table-cell>
          <table:table-cell office:value-type="float" office:value="10" table:style-name="ce41">
            <text:p>10</text:p>
          </table:table-cell>
          <table:table-cell office:value-type="float" office:value="21.214285714285715" table:formula="of:=[.$G$18] - ([.$G$18]/[.$J$18]*[.J9])" table:style-name="ce42">
            <text:p>21.21</text:p>
          </table:table-cell>
          <table:table-cell office:value-type="float" office:value="22" table:style-name="ce31">
            <text:p>22</text:p>
          </table:table-cell>
          <table:table-cell office:value-type="float" office:value="6.4285714285714288" table:formula="of:=[.$G$65] - ([.$G$65]/[.$J$18]*[.J9])" table:style-name="ce42">
            <text:p>6.43</text:p>
          </table:table-cell>
          <table:table-cell office:value-type="float" office:value="6" table:style-name="ce31">
            <text:p>6</text:p>
          </table:table-cell>
          <table:table-cell office:value-type="float" office:value="46.928571428571431" table:formula="of:=[.K9]+[.M9]+[.O9]" table:style-name="ce43">
            <text:p>46.93</text:p>
          </table:table-cell>
          <table:table-cell office:value-type="float" office:value="38" table:formula="of:=[.L9]+[.N9]+[.P9]" table:style-name="ce31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01T00:00:00" table:style-name="ce122">
            <text:p>01-03-2021</text:p>
          </table:table-cell>
          <table:table-cell office:value-type="float" office:value="6" table:style-name="ce123">
            <text:p>6</text:p>
          </table:table-cell>
          <table:table-cell office:value-type="float" office:value="17.142857142857142" table:formula="of:=[.$G$8] - ([.$G$8]/[.$J$18]*[.J10])" table:style-name="ce42">
            <text:p>17.14</text:p>
          </table:table-cell>
          <table:table-cell office:value-type="float" office:value="20" table:style-name="ce41">
            <text:p>20</text:p>
          </table:table-cell>
          <table:table-cell office:value-type="float" office:value="18.857142857142858" table:formula="of:=[.$G$18] - ([.$G$18]/[.$J$18]*[.J10])" table:style-name="ce42">
            <text:p>18.86</text:p>
          </table:table-cell>
          <table:table-cell office:value-type="float" office:value="18" table:style-name="ce31">
            <text:p>18</text:p>
          </table:table-cell>
          <table:table-cell office:value-type="float" office:value="5.7142857142857144" table:formula="of:=[.$G$65] - ([.$G$65]/[.$J$18]*[.J10])" table:style-name="ce42">
            <text:p>5.71</text:p>
          </table:table-cell>
          <table:table-cell office:value-type="float" office:value="10" table:style-name="ce31">
            <text:p>10</text:p>
          </table:table-cell>
          <table:table-cell office:value-type="float" office:value="41.714285714285715" table:formula="of:=[.K10]+[.M10]+[.O10]" table:style-name="ce43">
            <text:p>41.71</text:p>
          </table:table-cell>
          <table:table-cell office:value-type="float" office:value="48" table:formula="of:=[.L10]+[.N10]+[.P10]" table:style-name="ce31">
            <text:p>48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68">
            <text:p>HISTOIRE 2</text:p>
          </table:table-cell>
          <table:covered-table-cell table:number-columns-repeated="4"/>
          <table:table-cell table:style-name="ce31"/>
          <table:table-cell office:value-type="date" office:date-value="2021-03-02T00:00:00" table:style-name="ce122">
            <text:p>02-03-2021</text:p>
          </table:table-cell>
          <table:table-cell office:value-type="float" office:value="7" table:style-name="ce123">
            <text:p>7</text:p>
          </table:table-cell>
          <table:table-cell office:value-type="float" office:value="15" table:formula="of:=[.$G$8] - ([.$G$8]/[.$J$18]*[.J11])" table:style-name="ce42">
            <text:p>15.00</text:p>
          </table:table-cell>
          <table:table-cell office:value-type="float" office:value="20" table:style-name="ce41">
            <text:p>20</text:p>
          </table:table-cell>
          <table:table-cell office:value-type="float" office:value="16.5" table:formula="of:=[.$G$18] - ([.$G$18]/[.$J$18]*[.J11])" table:style-name="ce42">
            <text:p>16.50</text:p>
          </table:table-cell>
          <table:table-cell office:value-type="float" office:value="14" table:style-name="ce31">
            <text:p>14</text:p>
          </table:table-cell>
          <table:table-cell office:value-type="float" office:value="5" table:formula="of:=[.$G$65] - ([.$G$65]/[.$J$18]*[.J11])" table:style-name="ce42">
            <text:p>5.00</text:p>
          </table:table-cell>
          <table:table-cell office:value-type="float" office:value="12" table:style-name="ce31">
            <text:p>12</text:p>
          </table:table-cell>
          <table:table-cell office:value-type="float" office:value="36.5" table:formula="of:=[.K11]+[.M11]+[.O11]" table:style-name="ce43">
            <text:p>36.50</text:p>
          </table:table-cell>
          <table:table-cell office:value-type="float" office:value="46" table:formula="of:=[.L11]+[.N11]+[.P11]" table:style-name="ce31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3-03T00:00:00" table:style-name="ce122">
            <text:p>03-03-2021</text:p>
          </table:table-cell>
          <table:table-cell office:value-type="float" office:value="8" table:style-name="ce123">
            <text:p>8</text:p>
          </table:table-cell>
          <table:table-cell office:value-type="float" office:value="12.857142857142858" table:formula="of:=[.$G$8] - ([.$G$8]/[.$J$18]*[.J12])" table:style-name="ce42">
            <text:p>12.86</text:p>
          </table:table-cell>
          <table:table-cell office:value-type="float" office:value="20" table:style-name="ce41">
            <text:p>20</text:p>
          </table:table-cell>
          <table:table-cell office:value-type="float" office:value="14.142857142857142" table:formula="of:=[.$G$18] - ([.$G$18]/[.$J$18]*[.J12])" table:style-name="ce42">
            <text:p>14.14</text:p>
          </table:table-cell>
          <table:table-cell office:value-type="float" office:value="11" table:style-name="ce31">
            <text:p>11</text:p>
          </table:table-cell>
          <table:table-cell office:value-type="float" office:value="4.2857142857142856" table:formula="of:=[.$G$65] - ([.$G$65]/[.$J$18]*[.J12])" table:style-name="ce42">
            <text:p>4.29</text:p>
          </table:table-cell>
          <table:table-cell office:value-type="float" office:value="8" table:style-name="ce31">
            <text:p>8</text:p>
          </table:table-cell>
          <table:table-cell office:value-type="float" office:value="31.285714285714285" table:formula="of:=[.K12]+[.M12]+[.O12]" table:style-name="ce43">
            <text:p>31.29</text:p>
          </table:table-cell>
          <table:table-cell office:value-type="float" office:value="39" table:formula="of:=[.L12]+[.N12]+[.P12]" table:style-name="ce31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Création de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20" table:style-name="ce47">
            <text:p>20</text:p>
          </table:table-cell>
          <table:table-cell office:value-type="float" office:value="12" table:style-name="ce47">
            <text:p>12</text:p>
          </table:table-cell>
          <table:table-cell table:style-name="ce31"/>
          <table:table-cell office:value-type="date" office:date-value="2021-03-04T00:00:00" table:style-name="ce122">
            <text:p>04-03-2021</text:p>
          </table:table-cell>
          <table:table-cell office:value-type="float" office:value="9" table:style-name="ce123">
            <text:p>9</text:p>
          </table:table-cell>
          <table:table-cell office:value-type="float" office:value="10.714285714285715" table:formula="of:=[.$G$8] - ([.$G$8]/[.$J$18]*[.J13])" table:style-name="ce42">
            <text:p>10.71</text:p>
          </table:table-cell>
          <table:table-cell office:value-type="float" office:value="19" table:style-name="ce41">
            <text:p>19</text:p>
          </table:table-cell>
          <table:table-cell office:value-type="float" office:value="11.785714285714285" table:formula="of:=[.$G$18] - ([.$G$18]/[.$J$18]*[.J13])" table:style-name="ce42">
            <text:p>11.79</text:p>
          </table:table-cell>
          <table:table-cell office:value-type="float" office:value="8" table:style-name="ce31">
            <text:p>8</text:p>
          </table:table-cell>
          <table:table-cell office:value-type="float" office:value="3.5714285714285712" table:formula="of:=[.$G$65] - ([.$G$65]/[.$J$18]*[.J13])" table:style-name="ce42">
            <text:p>3.57</text:p>
          </table:table-cell>
          <table:table-cell office:value-type="float" office:value="8" table:style-name="ce31">
            <text:p>8</text:p>
          </table:table-cell>
          <table:table-cell office:value-type="float" office:value="26.071428571428569" table:formula="of:=[.K13]+[.M13]+[.O13]" table:style-name="ce43">
            <text:p>26.07</text:p>
          </table:table-cell>
          <table:table-cell office:value-type="float" office:value="35" table:formula="of:=[.L13]+[.N13]+[.P13]" table:style-name="ce31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37">
            <text:p>Création de sous-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5T00:00:00" table:style-name="ce122">
            <text:p>05-03-2021</text:p>
          </table:table-cell>
          <table:table-cell office:value-type="float" office:value="10" table:style-name="ce123">
            <text:p>10</text:p>
          </table:table-cell>
          <table:table-cell office:value-type="float" office:value="8.571428571428573" table:formula="of:=[.$G$8] - ([.$G$8]/[.$J$18]*[.J14])" table:style-name="ce42">
            <text:p>8.57</text:p>
          </table:table-cell>
          <table:table-cell office:value-type="float" office:value="15" table:style-name="ce41">
            <text:p>15</text:p>
          </table:table-cell>
          <table:table-cell office:value-type="float" office:value="9.428571428571427" table:formula="of:=[.$G$18] - ([.$G$18]/[.$J$18]*[.J14])" table:style-name="ce42">
            <text:p>9.43</text:p>
          </table:table-cell>
          <table:table-cell office:value-type="float" office:value="8" table:style-name="ce31">
            <text:p>8</text:p>
          </table:table-cell>
          <table:table-cell office:value-type="float" office:value="2.8571428571428568" table:formula="of:=[.$G$65] - ([.$G$65]/[.$J$18]*[.J14])" table:style-name="ce42">
            <text:p>2.86</text:p>
          </table:table-cell>
          <table:table-cell office:value-type="float" office:value="7" table:style-name="ce31">
            <text:p>7</text:p>
          </table:table-cell>
          <table:table-cell office:value-type="float" office:value="20.857142857142858" table:formula="of:=[.K14]+[.M14]+[.O14]" table:style-name="ce43">
            <text:p>20.86</text:p>
          </table:table-cell>
          <table:table-cell office:value-type="float" office:value="30" table:formula="of:=[.L14]+[.N14]+[.P14]" table:style-name="ce31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Ajout de tâches aux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table:style-name="ce31"/>
          <table:table-cell office:value-type="date" office:date-value="2021-03-06T00:00:00" table:style-name="ce122">
            <text:p>06-03-2021</text:p>
          </table:table-cell>
          <table:table-cell office:value-type="float" office:value="11" table:style-name="ce123">
            <text:p>11</text:p>
          </table:table-cell>
          <table:table-cell office:value-type="float" office:value="6.4285714285714306" table:formula="of:=[.$G$8] - ([.$G$8]/[.$J$18]*[.J15])" table:style-name="ce42">
            <text:p>6.43</text:p>
          </table:table-cell>
          <table:table-cell office:value-type="float" office:value="11" table:style-name="ce41">
            <text:p>11</text:p>
          </table:table-cell>
          <table:table-cell office:value-type="float" office:value="7.0714285714285694" table:formula="of:=[.$G$18] - ([.$G$18]/[.$J$18]*[.J15])" table:style-name="ce42">
            <text:p>7.07</text:p>
          </table:table-cell>
          <table:table-cell office:value-type="float" office:value="6" table:style-name="ce31">
            <text:p>6</text:p>
          </table:table-cell>
          <table:table-cell office:value-type="float" office:value="2.1428571428571423" table:formula="of:=[.$G$65] - ([.$G$65]/[.$J$18]*[.J15])" table:style-name="ce42">
            <text:p>2.14</text:p>
          </table:table-cell>
          <table:table-cell office:value-type="float" office:value="6" table:style-name="ce31">
            <text:p>6</text:p>
          </table:table-cell>
          <table:table-cell office:value-type="float" office:value="15.642857142857142" table:formula="of:=[.K15]+[.M15]+[.O15]" table:style-name="ce43">
            <text:p>15.64</text:p>
          </table:table-cell>
          <table:table-cell office:value-type="float" office:value="23" table:formula="of:=[.L15]+[.N15]+[.P15]" table:style-name="ce31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Mode édition</text:p>
          </table:table-cell>
          <table:table-cell office:value-type="string" table:style-name="ce38">
            <text:p>BENITEZ ALBERDI DIEGO</text:p>
          </table:table-cell>
          <table:table-cell office:value-type="string" table:style-name="ce46">
            <text:p>DEKEYSER Chloe</text:p>
          </table:table-cell>
          <table:table-cell office:value-type="float" office:value="10" table:style-name="ce47">
            <text:p>10</text:p>
          </table:table-cell>
          <table:table-cell office:value-type="float" office:value="10" table:style-name="ce47">
            <text:p>10</text:p>
          </table:table-cell>
          <table:table-cell table:style-name="ce31"/>
          <table:table-cell office:value-type="date" office:date-value="2021-03-07T00:00:00" table:style-name="ce122">
            <text:p>07-03-2021</text:p>
          </table:table-cell>
          <table:table-cell office:value-type="float" office:value="12" table:style-name="ce123">
            <text:p>12</text:p>
          </table:table-cell>
          <table:table-cell office:value-type="float" office:value="4.2857142857142847" table:formula="of:=[.$G$8] - ([.$G$8]/[.$J$18]*[.J16])" table:style-name="ce42">
            <text:p>4.29</text:p>
          </table:table-cell>
          <table:table-cell office:value-type="float" office:value="8" table:style-name="ce41">
            <text:p>8</text:p>
          </table:table-cell>
          <table:table-cell office:value-type="float" office:value="4.7142857142857153" table:formula="of:=[.$G$18] - ([.$G$18]/[.$J$18]*[.J16])" table:style-name="ce42">
            <text:p>4.71</text:p>
          </table:table-cell>
          <table:table-cell office:value-type="float" office:value="4" table:style-name="ce31">
            <text:p>4</text:p>
          </table:table-cell>
          <table:table-cell office:value-type="float" office:value="1.4285714285714288" table:formula="of:=[.$G$65] - ([.$G$65]/[.$J$18]*[.J16])" table:style-name="ce42">
            <text:p>1.43</text:p>
          </table:table-cell>
          <table:table-cell office:value-type="float" office:value="6" table:style-name="ce31">
            <text:p>6</text:p>
          </table:table-cell>
          <table:table-cell office:value-type="float" office:value="10.428571428571429" table:formula="of:=[.K16]+[.M16]+[.O16]" table:style-name="ce43">
            <text:p>10.43</text:p>
          </table:table-cell>
          <table:table-cell office:value-type="float" office:value="18" table:formula="of:=[.L16]+[.N16]+[.P16]" table:style-name="ce31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Suppression de projet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8T00:00:00" table:style-name="ce122">
            <text:p>08-03-2021</text:p>
          </table:table-cell>
          <table:table-cell office:value-type="float" office:value="13" table:style-name="ce123">
            <text:p>13</text:p>
          </table:table-cell>
          <table:table-cell office:value-type="float" office:value="2.1428571428571423" table:formula="of:=[.$G$8] - ([.$G$8]/[.$J$18]*[.J17])" table:style-name="ce42">
            <text:p>2.14</text:p>
          </table:table-cell>
          <table:table-cell office:value-type="float" office:value="7" table:style-name="ce41">
            <text:p>7</text:p>
          </table:table-cell>
          <table:table-cell office:value-type="float" office:value="2.3571428571428577" table:formula="of:=[.$G$18] - ([.$G$18]/[.$J$18]*[.J17])" table:style-name="ce42">
            <text:p>2.36</text:p>
          </table:table-cell>
          <table:table-cell office:value-type="float" office:value="2" table:style-name="ce31">
            <text:p>2</text:p>
          </table:table-cell>
          <table:table-cell office:value-type="float" office:value="0.71428571428571352" table:formula="of:=[.$G$65] - ([.$G$65]/[.$J$18]*[.J17])" table:style-name="ce42">
            <text:p>0.71</text:p>
          </table:table-cell>
          <table:table-cell office:value-type="float" office:value="4" table:style-name="ce31">
            <text:p>4</text:p>
          </table:table-cell>
          <table:table-cell office:value-type="float" office:value="5.2142857142857135" table:formula="of:=[.K17]+[.M17]+[.O17]" table:style-name="ce43">
            <text:p>5.21</text:p>
          </table:table-cell>
          <table:table-cell office:value-type="float" office:value="13" table:formula="of:=[.L17]+[.N17]+[.P17]" table:style-name="ce31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40" table:formula="of:=SUM([.F13:.F17])" table:style-name="ce49">
            <text:p>40</text:p>
          </table:table-cell>
          <table:table-cell office:value-type="float" office:value="33" table:formula="of:=SUM([.G13:.G17])" table:style-name="ce49">
            <text:p>33</text:p>
          </table:table-cell>
          <table:table-cell table:style-name="ce31"/>
          <table:table-cell office:value-type="date" office:date-value="2021-03-09T00:00:00" table:style-name="ce122">
            <text:p>09-03-2021</text:p>
          </table:table-cell>
          <table:table-cell office:value-type="float" office:value="14" table:style-name="ce123">
            <text:p>14</text:p>
          </table:table-cell>
          <table:table-cell office:value-type="float" office:value="0" table:formula="of:=[.$G$8] - ([.$G$8]/[.$J$18]*[.J18])" table:style-name="ce42">
            <text:p>0.0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$G$18] - ([.$G$18]/[.$J$18]*[.J18])" table:style-name="ce42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65] - ([.$G$65]/[.$J$18]*[.J18])" table:style-name="ce42">
            <text:p>0.0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8]+[.M18]+[.O18]" table:style-name="ce43">
            <text:p>0.00</text:p>
          </table:table-cell>
          <table:table-cell office:value-type="float" office:value="2" table:formula="of:=[.L18]+[.N18]+[.P18]" table:style-name="ce31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3" table:style-name="ce55">
            <text:p>3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7"/>
          <table:table-cell table:style-name="ce56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6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3:.F26])" table:style-name="ce59">
            <text:p>0</text:p>
          </table:table-cell>
          <table:table-cell office:value-type="float" office:value="15" table:formula="of:=SUM([.G23:.G26])" table:style-name="ce59">
            <text:p>15</text:p>
          </table:table-cell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table:style-name="ce32"/>
          <table:table-cell table:number-columns-repeated="4" table:style-name="ce50"/>
          <table:table-cell table:number-columns-repeated="5" table:style-name="ce60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1:.F34])" table:style-name="ce63">
            <text:p>0</text:p>
          </table:table-cell>
          <table:table-cell office:value-type="float" office:value="31" table:formula="of:=SUM([.G31:.G34])" table:style-name="ce63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12" table:number-columns-spanned="1" table:number-rows-spanned="3" table:style-name="ce74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39:.F42])" table:style-name="ce59">
            <text:p>0</text:p>
          </table:table-cell>
          <table:table-cell office:value-type="float" office:value="27" table:formula="of:=SUM([.G39:.G42])" table:style-name="ce59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jout de collaborateurs à un projet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7" table:style-name="ce6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ollaborateurs peuvent modifier/supprimer le projet don’t ils font parti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et sous-projets sont partagé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'assigner des tâches aux collaboraateur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assignées doivent être visibl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47:.F51])" table:style-name="ce63">
            <text:p>0</text:p>
          </table:table-cell>
          <table:table-cell office:value-type="float" office:value="15" table:formula="of:=SUM([.G47:.G51])" table:style-name="ce63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Exporter un fichier compress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mporter un projet ayant été export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56:.F57])" table:style-name="ce59">
            <text:p>0</text:p>
          </table:table-cell>
          <table:table-cell office:value-type="float" office:value="18" table:formula="of:=SUM([.G56:.G57])" table:style-name="ce59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0" table:style-name="ce47">
            <text:p>2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2" table:formula="of:=SUM([.F62:.F64])" table:style-name="ce49">
            <text:p>22</text:p>
          </table:table-cell>
          <table:table-cell office:value-type="float" office:value="10" table:formula="of:=SUM([.G62:.G64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haque utilisateur dispose d'une quantité d'espace disque définie par l'administrateu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space peut être étendu grâce à l'aide de services de stockage cloud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'exporter ses projets vers le service web désiré ainsi qu'importer des fichiers de celui-ci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xportation/importation peut s'effectuée jusqu'à plusieurs fichiers à la foi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signaler si un fichier déjà présent dans le système est en train d'être téléchargé par l'utilisateur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69:.F73])" table:style-name="ce59">
            <text:p>0</text:p>
          </table:table-cell>
          <table:table-cell office:value-type="float" office:value="20" table:formula="of:=SUM([.G69:.G73])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78:.F80])" table:style-name="ce63">
            <text:p>0</text:p>
          </table:table-cell>
          <table:table-cell office:value-type="float" office:value="25" table:formula="of:=SUM([.G78:.G80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5:.F86])" table:style-name="ce59">
            <text:p>0</text:p>
          </table:table-cell>
          <table:table-cell office:value-type="float" office:value="9" table:formula="of:=SUM([.G85:.G86])" table:style-name="ce5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1:.F93])" table:style-name="ce63">
            <text:p>0</text:p>
          </table:table-cell>
          <table:table-cell office:value-type="float" office:value="25" table:formula="of:=SUM([.G91:.G9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8:.F102])" table:style-name="ce59">
            <text:p>0</text:p>
          </table:table-cell>
          <table:table-cell office:value-type="float" office:value="25" table:formula="of:=SUM([.G98:.G102])" table:style-name="ce59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4in" svg:y="5.80512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6</text:p>
          </table:table-cell>
          <table:covered-table-cell/>
          <table:table-cell office:value-type="string" table:number-columns-spanned="2" table:number-rows-spanned="1" table:style-name="ce64">
            <text:p>Histoire 7</text:p>
          </table:table-cell>
          <table:covered-table-cell/>
          <table:table-cell office:value-type="string" table:number-columns-spanned="2" table:number-rows-spanned="1" table:style-name="ce64">
            <text:p>Histoire 9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09T00:00:00" table:style-name="ce124">
            <text:p>09-03-2021</text:p>
          </table:table-cell>
          <table:table-cell office:value-type="float" office:value="0" table:style-name="ce125">
            <text:p>0</text:p>
          </table:table-cell>
          <table:table-cell office:value-type="float" office:value="19" table:formula="of:=[.$G$56]-([.$G$56]/[.$J$26]*[.J4])" table:style-name="ce42">
            <text:p>19.00</text:p>
          </table:table-cell>
          <table:table-cell office:value-type="float" office:value="19" table:style-name="ce41">
            <text:p>19</text:p>
          </table:table-cell>
          <table:table-cell office:value-type="float" office:value="8" table:formula="of:=[.$G$62]-([.$G$62]/[.$J$26]*[.J4])" table:style-name="ce42">
            <text:p>8.00</text:p>
          </table:table-cell>
          <table:table-cell office:value-type="float" office:value="18" table:style-name="ce41">
            <text:p>18</text:p>
          </table:table-cell>
          <table:table-cell office:value-type="float" office:value="25" table:formula="of:=[.$G$80]-([.$G$80]/[.$J$26]*[.J4])" table:style-name="ce43">
            <text:p>25.00</text:p>
          </table:table-cell>
          <table:table-cell office:value-type="float" office:value="20" table:style-name="ce31">
            <text:p>20</text:p>
          </table:table-cell>
          <table:table-cell office:value-type="float" office:value="52" table:formula="of:=[.K4]+[.M4]+[.O4]" table:style-name="ce43">
            <text:p>52.00</text:p>
          </table:table-cell>
          <table:table-cell office:value-type="float" office:value="57" table:formula="of:=[.L4]+[.N4]+[.P4]" table:style-name="ce31">
            <text:p>57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10T00:00:00" table:style-name="ce124">
            <text:p>10-03-2021</text:p>
          </table:table-cell>
          <table:table-cell office:value-type="float" office:value="1" table:style-name="ce125">
            <text:p>1</text:p>
          </table:table-cell>
          <table:table-cell office:value-type="float" office:value="18.095238095238095" table:formula="of:=[.$G$56]-([.$G$56]/[.$J$26]*[.J5])" table:style-name="ce42">
            <text:p>18.10</text:p>
          </table:table-cell>
          <table:table-cell office:value-type="float" office:value="19" table:style-name="ce41">
            <text:p>19</text:p>
          </table:table-cell>
          <table:table-cell office:value-type="float" office:value="7.6190476190476186" table:formula="of:=[.$G$62]-([.$G$62]/[.$J$26]*[.J5])" table:style-name="ce42">
            <text:p>7.62</text:p>
          </table:table-cell>
          <table:table-cell office:value-type="float" office:value="18" table:style-name="ce41">
            <text:p>18</text:p>
          </table:table-cell>
          <table:table-cell office:value-type="float" office:value="23.80952380952381" table:formula="of:=[.$G$80]-([.$G$80]/[.$J$26]*[.J5])" table:style-name="ce43">
            <text:p>23.81</text:p>
          </table:table-cell>
          <table:table-cell office:value-type="float" office:value="20" table:style-name="ce31">
            <text:p>20</text:p>
          </table:table-cell>
          <table:table-cell office:value-type="float" office:value="49.523809523809526" table:formula="of:=[.K5]+[.M5]+[.O5]" table:style-name="ce43">
            <text:p>49.52</text:p>
          </table:table-cell>
          <table:table-cell office:value-type="float" office:value="57" table:formula="of:=[.L5]+[.N5]+[.P5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3-11T00:00:00" table:style-name="ce124">
            <text:p>11-03-2021</text:p>
          </table:table-cell>
          <table:table-cell office:value-type="float" office:value="2" table:style-name="ce125">
            <text:p>2</text:p>
          </table:table-cell>
          <table:table-cell office:value-type="float" office:value="17.19047619047619" table:formula="of:=[.$G$56]-([.$G$56]/[.$J$26]*[.J6])" table:style-name="ce42">
            <text:p>17.19</text:p>
          </table:table-cell>
          <table:table-cell office:value-type="float" office:value="19" table:style-name="ce41">
            <text:p>19</text:p>
          </table:table-cell>
          <table:table-cell office:value-type="float" office:value="7.2380952380952381" table:formula="of:=[.$G$62]-([.$G$62]/[.$J$26]*[.J6])" table:style-name="ce42">
            <text:p>7.24</text:p>
          </table:table-cell>
          <table:table-cell office:value-type="float" office:value="18" table:style-name="ce41">
            <text:p>18</text:p>
          </table:table-cell>
          <table:table-cell office:value-type="float" office:value="22.61904761904762" table:formula="of:=[.$G$80]-([.$G$80]/[.$J$26]*[.J6])" table:style-name="ce43">
            <text:p>22.62</text:p>
          </table:table-cell>
          <table:table-cell office:value-type="float" office:value="20" table:style-name="ce31">
            <text:p>20</text:p>
          </table:table-cell>
          <table:table-cell office:value-type="float" office:value="47.047619047619051" table:formula="of:=[.K6]+[.M6]+[.O6]" table:style-name="ce43">
            <text:p>47.05</text:p>
          </table:table-cell>
          <table:table-cell office:value-type="float" office:value="57" table:formula="of:=[.L6]+[.N6]+[.P6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3-12T00:00:00" table:style-name="ce124">
            <text:p>12-03-2021</text:p>
          </table:table-cell>
          <table:table-cell office:value-type="float" office:value="3" table:style-name="ce125">
            <text:p>3</text:p>
          </table:table-cell>
          <table:table-cell office:value-type="float" office:value="16.285714285714285" table:formula="of:=[.$G$56]-([.$G$56]/[.$J$26]*[.J7])" table:style-name="ce42">
            <text:p>16.29</text:p>
          </table:table-cell>
          <table:table-cell office:value-type="float" office:value="19" table:style-name="ce41">
            <text:p>19</text:p>
          </table:table-cell>
          <table:table-cell office:value-type="float" office:value="6.8571428571428577" table:formula="of:=[.$G$62]-([.$G$62]/[.$J$26]*[.J7])" table:style-name="ce42">
            <text:p>6.86</text:p>
          </table:table-cell>
          <table:table-cell office:value-type="float" office:value="18" table:style-name="ce41">
            <text:p>18</text:p>
          </table:table-cell>
          <table:table-cell office:value-type="float" office:value="21.428571428571431" table:formula="of:=[.$G$80]-([.$G$80]/[.$J$26]*[.J7])" table:style-name="ce43">
            <text:p>21.43</text:p>
          </table:table-cell>
          <table:table-cell office:value-type="float" office:value="20" table:style-name="ce31">
            <text:p>20</text:p>
          </table:table-cell>
          <table:table-cell office:value-type="float" office:value="44.571428571428569" table:formula="of:=[.K7]+[.M7]+[.O7]" table:style-name="ce43">
            <text:p>44.57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3-13T00:00:00" table:style-name="ce124">
            <text:p>13-03-2021</text:p>
          </table:table-cell>
          <table:table-cell office:value-type="float" office:value="4" table:style-name="ce125">
            <text:p>4</text:p>
          </table:table-cell>
          <table:table-cell office:value-type="float" office:value="15.380952380952381" table:formula="of:=[.$G$56]-([.$G$56]/[.$J$26]*[.J8])" table:style-name="ce42">
            <text:p>15.38</text:p>
          </table:table-cell>
          <table:table-cell office:value-type="float" office:value="19" table:style-name="ce41">
            <text:p>19</text:p>
          </table:table-cell>
          <table:table-cell office:value-type="float" office:value="6.4761904761904763" table:formula="of:=[.$G$62]-([.$G$62]/[.$J$26]*[.J8])" table:style-name="ce42">
            <text:p>6.48</text:p>
          </table:table-cell>
          <table:table-cell office:value-type="float" office:value="18" table:style-name="ce41">
            <text:p>18</text:p>
          </table:table-cell>
          <table:table-cell office:value-type="float" office:value="20.238095238095237" table:formula="of:=[.$G$80]-([.$G$80]/[.$J$26]*[.J8])" table:style-name="ce43">
            <text:p>20.24</text:p>
          </table:table-cell>
          <table:table-cell office:value-type="float" office:value="20" table:style-name="ce31">
            <text:p>20</text:p>
          </table:table-cell>
          <table:table-cell office:value-type="float" office:value="42.095238095238095" table:formula="of:=[.K8]+[.M8]+[.O8]" table:style-name="ce43">
            <text:p>42.10</text:p>
          </table:table-cell>
          <table:table-cell office:value-type="float" office:value="57" table:formula="of:=[.L8]+[.N8]+[.P8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4T00:00:00" table:style-name="ce124">
            <text:p>14-03-2021</text:p>
          </table:table-cell>
          <table:table-cell office:value-type="float" office:value="5" table:style-name="ce125">
            <text:p>5</text:p>
          </table:table-cell>
          <table:table-cell office:value-type="float" office:value="14.476190476190476" table:formula="of:=[.$G$56]-([.$G$56]/[.$J$26]*[.J9])" table:style-name="ce42">
            <text:p>14.48</text:p>
          </table:table-cell>
          <table:table-cell office:value-type="float" office:value="19" table:style-name="ce41">
            <text:p>19</text:p>
          </table:table-cell>
          <table:table-cell office:value-type="float" office:value="6.0952380952380949" table:formula="of:=[.$G$62]-([.$G$62]/[.$J$26]*[.J9])" table:style-name="ce42">
            <text:p>6.10</text:p>
          </table:table-cell>
          <table:table-cell office:value-type="float" office:value="18" table:style-name="ce41">
            <text:p>18</text:p>
          </table:table-cell>
          <table:table-cell office:value-type="float" office:value="19.047619047619047" table:formula="of:=[.$G$80]-([.$G$80]/[.$J$26]*[.J9])" table:style-name="ce43">
            <text:p>19.05</text:p>
          </table:table-cell>
          <table:table-cell office:value-type="float" office:value="20" table:style-name="ce31">
            <text:p>20</text:p>
          </table:table-cell>
          <table:table-cell office:value-type="float" office:value="39.61904761904762" table:formula="of:=[.K9]+[.M9]+[.O9]" table:style-name="ce43">
            <text:p>39.62</text:p>
          </table:table-cell>
          <table:table-cell office:value-type="float" office:value="57" table:formula="of:=[.L9]+[.N9]+[.P9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5T00:00:00" table:style-name="ce124">
            <text:p>15-03-2021</text:p>
          </table:table-cell>
          <table:table-cell office:value-type="float" office:value="6" table:style-name="ce125">
            <text:p>6</text:p>
          </table:table-cell>
          <table:table-cell office:value-type="float" office:value="13.571428571428571" table:formula="of:=[.$G$56]-([.$G$56]/[.$J$26]*[.J10])" table:style-name="ce42">
            <text:p>13.57</text:p>
          </table:table-cell>
          <table:table-cell office:value-type="float" office:value="19" table:style-name="ce41">
            <text:p>19</text:p>
          </table:table-cell>
          <table:table-cell office:value-type="float" office:value="5.7142857142857144" table:formula="of:=[.$G$62]-([.$G$62]/[.$J$26]*[.J10])" table:style-name="ce42">
            <text:p>5.71</text:p>
          </table:table-cell>
          <table:table-cell office:value-type="float" office:value="18" table:style-name="ce41">
            <text:p>18</text:p>
          </table:table-cell>
          <table:table-cell office:value-type="float" office:value="17.857142857142858" table:formula="of:=[.$G$80]-([.$G$80]/[.$J$26]*[.J10])" table:style-name="ce43">
            <text:p>17.86</text:p>
          </table:table-cell>
          <table:table-cell office:value-type="float" office:value="20" table:style-name="ce31">
            <text:p>20</text:p>
          </table:table-cell>
          <table:table-cell office:value-type="float" office:value="37.142857142857139" table:formula="of:=[.K10]+[.M10]+[.O10]" table:style-name="ce43">
            <text:p>37.14</text:p>
          </table:table-cell>
          <table:table-cell office:value-type="float" office:value="57" table:formula="of:=[.L10]+[.N10]+[.P10]" table:style-name="ce31">
            <text:p>57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3-16T00:00:00" table:style-name="ce124">
            <text:p>16-03-2021</text:p>
          </table:table-cell>
          <table:table-cell office:value-type="float" office:value="7" table:style-name="ce125">
            <text:p>7</text:p>
          </table:table-cell>
          <table:table-cell office:value-type="float" office:value="12.666666666666668" table:formula="of:=[.$G$56]-([.$G$56]/[.$J$26]*[.J11])" table:style-name="ce42">
            <text:p>12.67</text:p>
          </table:table-cell>
          <table:table-cell office:value-type="float" office:value="19" table:style-name="ce41">
            <text:p>19</text:p>
          </table:table-cell>
          <table:table-cell office:value-type="float" office:value="5.3333333333333339" table:formula="of:=[.$G$62]-([.$G$62]/[.$J$26]*[.J11])" table:style-name="ce42">
            <text:p>5.33</text:p>
          </table:table-cell>
          <table:table-cell office:value-type="float" office:value="18" table:style-name="ce41">
            <text:p>18</text:p>
          </table:table-cell>
          <table:table-cell office:value-type="float" office:value="16.666666666666664" table:formula="of:=[.$G$80]-([.$G$80]/[.$J$26]*[.J11])" table:style-name="ce43">
            <text:p>16.67</text:p>
          </table:table-cell>
          <table:table-cell office:value-type="float" office:value="20" table:style-name="ce31">
            <text:p>20</text:p>
          </table:table-cell>
          <table:table-cell office:value-type="float" office:value="34.666666666666664" table:formula="of:=[.K11]+[.M11]+[.O11]" table:style-name="ce43">
            <text:p>34.67</text:p>
          </table:table-cell>
          <table:table-cell office:value-type="float" office:value="57" table:formula="of:=[.L11]+[.N11]+[.P11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3-17T00:00:00" table:style-name="ce124">
            <text:p>17-03-2021</text:p>
          </table:table-cell>
          <table:table-cell office:value-type="float" office:value="8" table:style-name="ce125">
            <text:p>8</text:p>
          </table:table-cell>
          <table:table-cell office:value-type="float" office:value="11.761904761904763" table:formula="of:=[.$G$56]-([.$G$56]/[.$J$26]*[.J12])" table:style-name="ce42">
            <text:p>11.76</text:p>
          </table:table-cell>
          <table:table-cell office:value-type="float" office:value="19" table:style-name="ce41">
            <text:p>19</text:p>
          </table:table-cell>
          <table:table-cell office:value-type="float" office:value="4.9523809523809526" table:formula="of:=[.$G$62]-([.$G$62]/[.$J$26]*[.J12])" table:style-name="ce42">
            <text:p>4.95</text:p>
          </table:table-cell>
          <table:table-cell office:value-type="float" office:value="17" table:style-name="ce41">
            <text:p>17</text:p>
          </table:table-cell>
          <table:table-cell office:value-type="float" office:value="15.476190476190476" table:formula="of:=[.$G$80]-([.$G$80]/[.$J$26]*[.J12])" table:style-name="ce43">
            <text:p>15.48</text:p>
          </table:table-cell>
          <table:table-cell office:value-type="float" office:value="20" table:style-name="ce31">
            <text:p>20</text:p>
          </table:table-cell>
          <table:table-cell office:value-type="float" office:value="32.19047619047619" table:formula="of:=[.K12]+[.M12]+[.O12]" table:style-name="ce43">
            <text:p>32.19</text:p>
          </table:table-cell>
          <table:table-cell office:value-type="float" office:value="56" table:formula="of:=[.L12]+[.N12]+[.P12]" table:style-name="ce31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3-18T00:00:00" table:style-name="ce124">
            <text:p>18-03-2021</text:p>
          </table:table-cell>
          <table:table-cell office:value-type="float" office:value="9" table:style-name="ce125">
            <text:p>9</text:p>
          </table:table-cell>
          <table:table-cell office:value-type="float" office:value="10.857142857142858" table:formula="of:=[.$G$56]-([.$G$56]/[.$J$26]*[.J13])" table:style-name="ce42">
            <text:p>10.86</text:p>
          </table:table-cell>
          <table:table-cell office:value-type="float" office:value="19" table:style-name="ce41">
            <text:p>19</text:p>
          </table:table-cell>
          <table:table-cell office:value-type="float" office:value="4.5714285714285712" table:formula="of:=[.$G$62]-([.$G$62]/[.$J$26]*[.J13])" table:style-name="ce42">
            <text:p>4.57</text:p>
          </table:table-cell>
          <table:table-cell office:value-type="float" office:value="17" table:style-name="ce41">
            <text:p>17</text:p>
          </table:table-cell>
          <table:table-cell office:value-type="float" office:value="14.285714285714286" table:formula="of:=[.$G$80]-([.$G$80]/[.$J$26]*[.J13])" table:style-name="ce43">
            <text:p>14.29</text:p>
          </table:table-cell>
          <table:table-cell office:value-type="float" office:value="17" table:style-name="ce31">
            <text:p>17</text:p>
          </table:table-cell>
          <table:table-cell office:value-type="float" office:value="29.714285714285715" table:formula="of:=[.K13]+[.M13]+[.O13]" table:style-name="ce43">
            <text:p>29.71</text:p>
          </table:table-cell>
          <table:table-cell office:value-type="float" office:value="53" table:formula="of:=[.L13]+[.N13]+[.P13]" table:style-name="ce31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3-19T00:00:00" table:style-name="ce124">
            <text:p>19-03-2021</text:p>
          </table:table-cell>
          <table:table-cell office:value-type="float" office:value="10" table:style-name="ce125">
            <text:p>10</text:p>
          </table:table-cell>
          <table:table-cell office:value-type="float" office:value="9.9523809523809526" table:formula="of:=[.$G$56]-([.$G$56]/[.$J$26]*[.J14])" table:style-name="ce42">
            <text:p>9.95</text:p>
          </table:table-cell>
          <table:table-cell office:value-type="float" office:value="19" table:style-name="ce41">
            <text:p>19</text:p>
          </table:table-cell>
          <table:table-cell office:value-type="float" office:value="4.1904761904761907" table:formula="of:=[.$G$62]-([.$G$62]/[.$J$26]*[.J14])" table:style-name="ce42">
            <text:p>4.19</text:p>
          </table:table-cell>
          <table:table-cell office:value-type="float" office:value="14" table:style-name="ce41">
            <text:p>14</text:p>
          </table:table-cell>
          <table:table-cell office:value-type="float" office:value="13.095238095238095" table:formula="of:=[.$G$80]-([.$G$80]/[.$J$26]*[.J14])" table:style-name="ce43">
            <text:p>13.10</text:p>
          </table:table-cell>
          <table:table-cell office:value-type="float" office:value="17" table:style-name="ce31">
            <text:p>17</text:p>
          </table:table-cell>
          <table:table-cell office:value-type="float" office:value="27.238095238095237" table:formula="of:=[.K14]+[.M14]+[.O14]" table:style-name="ce43">
            <text:p>27.24</text:p>
          </table:table-cell>
          <table:table-cell office:value-type="float" office:value="50" table:formula="of:=[.L14]+[.N14]+[.P14]" table:style-name="ce31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3-20T00:00:00" table:style-name="ce124">
            <text:p>20-03-2021</text:p>
          </table:table-cell>
          <table:table-cell office:value-type="float" office:value="11" table:style-name="ce125">
            <text:p>11</text:p>
          </table:table-cell>
          <table:table-cell office:value-type="float" office:value="9.0476190476190474" table:formula="of:=[.$G$56]-([.$G$56]/[.$J$26]*[.J15])" table:style-name="ce42">
            <text:p>9.05</text:p>
          </table:table-cell>
          <table:table-cell office:value-type="float" office:value="19" table:style-name="ce41">
            <text:p>19</text:p>
          </table:table-cell>
          <table:table-cell office:value-type="float" office:value="3.8095238095238102" table:formula="of:=[.$G$62]-([.$G$62]/[.$J$26]*[.J15])" table:style-name="ce42">
            <text:p>3.81</text:p>
          </table:table-cell>
          <table:table-cell office:value-type="float" office:value="14" table:style-name="ce41">
            <text:p>14</text:p>
          </table:table-cell>
          <table:table-cell office:value-type="float" office:value="11.904761904761905" table:formula="of:=[.$G$80]-([.$G$80]/[.$J$26]*[.J15])" table:style-name="ce43">
            <text:p>11.90</text:p>
          </table:table-cell>
          <table:table-cell office:value-type="float" office:value="15" table:style-name="ce31">
            <text:p>15</text:p>
          </table:table-cell>
          <table:table-cell office:value-type="float" office:value="24.761904761904763" table:formula="of:=[.K15]+[.M15]+[.O15]" table:style-name="ce43">
            <text:p>24.76</text:p>
          </table:table-cell>
          <table:table-cell office:value-type="float" office:value="48" table:formula="of:=[.L15]+[.N15]+[.P15]" table:style-name="ce31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3-21T00:00:00" table:style-name="ce124">
            <text:p>21-03-2021</text:p>
          </table:table-cell>
          <table:table-cell office:value-type="float" office:value="12" table:style-name="ce125">
            <text:p>12</text:p>
          </table:table-cell>
          <table:table-cell office:value-type="float" office:value="8.1428571428571423" table:formula="of:=[.$G$56]-([.$G$56]/[.$J$26]*[.J16])" table:style-name="ce42">
            <text:p>8.14</text:p>
          </table:table-cell>
          <table:table-cell office:value-type="float" office:value="19" table:style-name="ce41">
            <text:p>19</text:p>
          </table:table-cell>
          <table:table-cell office:value-type="float" office:value="3.4285714285714288" table:formula="of:=[.$G$62]-([.$G$62]/[.$J$26]*[.J16])" table:style-name="ce42">
            <text:p>3.43</text:p>
          </table:table-cell>
          <table:table-cell office:value-type="float" office:value="14" table:style-name="ce41">
            <text:p>14</text:p>
          </table:table-cell>
          <table:table-cell office:value-type="float" office:value="10.714285714285715" table:formula="of:=[.$G$80]-([.$G$80]/[.$J$26]*[.J16])" table:style-name="ce43">
            <text:p>10.71</text:p>
          </table:table-cell>
          <table:table-cell office:value-type="float" office:value="13" table:style-name="ce31">
            <text:p>13</text:p>
          </table:table-cell>
          <table:table-cell office:value-type="float" office:value="22.285714285714285" table:formula="of:=[.K16]+[.M16]+[.O16]" table:style-name="ce43">
            <text:p>22.29</text:p>
          </table:table-cell>
          <table:table-cell office:value-type="float" office:value="46" table:formula="of:=[.L16]+[.N16]+[.P16]" table:style-name="ce31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table:style-name="ce124"/>
          <table:table-cell table:style-name="ce125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number-columns-repeated="4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3-22T00:00:00" table:style-name="ce124">
            <text:p>22-03-2021</text:p>
          </table:table-cell>
          <table:table-cell office:value-type="float" office:value="13" table:style-name="ce125">
            <text:p>13</text:p>
          </table:table-cell>
          <table:table-cell office:value-type="float" office:value="7.2380952380952372" table:formula="of:=[.$G$56]-([.$G$56]/[.$J$26]*[.J18])" table:style-name="ce42">
            <text:p>7.24</text:p>
          </table:table-cell>
          <table:table-cell office:value-type="float" office:value="16" table:style-name="ce41">
            <text:p>16</text:p>
          </table:table-cell>
          <table:table-cell office:value-type="float" office:value="3.0476190476190474" table:formula="of:=[.$G$62]-([.$G$62]/[.$J$26]*[.J18])" table:style-name="ce42">
            <text:p>3.05</text:p>
          </table:table-cell>
          <table:table-cell office:value-type="float" office:value="14" table:style-name="ce41">
            <text:p>14</text:p>
          </table:table-cell>
          <table:table-cell office:value-type="float" office:value="9.5238095238095237" table:formula="of:=[.$G$80]-([.$G$80]/[.$J$26]*[.J18])" table:style-name="ce43">
            <text:p>9.52</text:p>
          </table:table-cell>
          <table:table-cell office:value-type="float" office:value="13" table:style-name="ce31">
            <text:p>13</text:p>
          </table:table-cell>
          <table:table-cell office:value-type="float" office:value="19.80952380952381" table:formula="of:=[.K18]+[.M18]+[.O18]" table:style-name="ce43">
            <text:p>19.81</text:p>
          </table:table-cell>
          <table:table-cell office:value-type="float" office:value="43" table:formula="of:=[.L18]+[.N18]+[.P18]" table:style-name="ce31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3-23T00:00:00" table:style-name="ce124">
            <text:p>23-03-2021</text:p>
          </table:table-cell>
          <table:table-cell office:value-type="float" office:value="14" table:style-name="ce125">
            <text:p>14</text:p>
          </table:table-cell>
          <table:table-cell office:value-type="float" office:value="6.3333333333333339" table:formula="of:=[.$G$56]-([.$G$56]/[.$J$26]*[.J19])" table:style-name="ce42">
            <text:p>6.33</text:p>
          </table:table-cell>
          <table:table-cell office:value-type="float" office:value="12.5" table:style-name="ce41">
            <text:p>12.5</text:p>
          </table:table-cell>
          <table:table-cell office:value-type="float" office:value="2.666666666666667" table:formula="of:=[.$G$62]-([.$G$62]/[.$J$26]*[.J19])" table:style-name="ce42">
            <text:p>2.67</text:p>
          </table:table-cell>
          <table:table-cell office:value-type="float" office:value="14" table:style-name="ce41">
            <text:p>14</text:p>
          </table:table-cell>
          <table:table-cell office:value-type="float" office:value="8.3333333333333321" table:formula="of:=[.$G$80]-([.$G$80]/[.$J$26]*[.J19])" table:style-name="ce43">
            <text:p>8.33</text:p>
          </table:table-cell>
          <table:table-cell office:value-type="float" office:value="11" table:style-name="ce31">
            <text:p>11</text:p>
          </table:table-cell>
          <table:table-cell office:value-type="float" office:value="17.333333333333332" table:formula="of:=[.K19]+[.M19]+[.O19]" table:style-name="ce43">
            <text:p>17.33</text:p>
          </table:table-cell>
          <table:table-cell office:value-type="float" office:value="37.5" table:formula="of:=[.L19]+[.N19]+[.P19]" table:style-name="ce31">
            <text:p>37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4T00:00:00" table:style-name="ce124">
            <text:p>24-03-2021</text:p>
          </table:table-cell>
          <table:table-cell office:value-type="float" office:value="15" table:style-name="ce125">
            <text:p>15</text:p>
          </table:table-cell>
          <table:table-cell office:value-type="float" office:value="5.4285714285714288" table:formula="of:=[.$G$56]-([.$G$56]/[.$J$26]*[.J20])" table:style-name="ce42">
            <text:p>5.43</text:p>
          </table:table-cell>
          <table:table-cell office:value-type="float" office:value="8.5" table:style-name="ce41">
            <text:p>8.5</text:p>
          </table:table-cell>
          <table:table-cell office:value-type="float" office:value="2.2857142857142865" table:formula="of:=[.$G$62]-([.$G$62]/[.$J$26]*[.J20])" table:style-name="ce42">
            <text:p>2.29</text:p>
          </table:table-cell>
          <table:table-cell office:value-type="float" office:value="11" table:style-name="ce41">
            <text:p>11</text:p>
          </table:table-cell>
          <table:table-cell office:value-type="float" office:value="7.1428571428571423" table:formula="of:=[.$G$80]-([.$G$80]/[.$J$26]*[.J20])" table:style-name="ce43">
            <text:p>7.14</text:p>
          </table:table-cell>
          <table:table-cell office:value-type="float" office:value="9" table:style-name="ce31">
            <text:p>9</text:p>
          </table:table-cell>
          <table:table-cell office:value-type="float" office:value="14.857142857142858" table:formula="of:=[.K20]+[.M20]+[.O20]" table:style-name="ce43">
            <text:p>14.86</text:p>
          </table:table-cell>
          <table:table-cell office:value-type="float" office:value="28.5" table:formula="of:=[.L20]+[.N20]+[.P20]" table:style-name="ce31">
            <text:p>28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5T00:00:00" table:style-name="ce124">
            <text:p>25-03-2021</text:p>
          </table:table-cell>
          <table:table-cell office:value-type="float" office:value="16" table:style-name="ce125">
            <text:p>16</text:p>
          </table:table-cell>
          <table:table-cell office:value-type="float" office:value="4.5238095238095237" table:formula="of:=[.$G$56]-([.$G$56]/[.$J$26]*[.J21])" table:style-name="ce42">
            <text:p>4.52</text:p>
          </table:table-cell>
          <table:table-cell office:value-type="float" office:value="8.5" table:style-name="ce41">
            <text:p>8.5</text:p>
          </table:table-cell>
          <table:table-cell office:value-type="float" office:value="1.9047619047619051" table:formula="of:=[.$G$62]-([.$G$62]/[.$J$26]*[.J21])" table:style-name="ce42">
            <text:p>1.90</text:p>
          </table:table-cell>
          <table:table-cell office:value-type="float" office:value="9" table:style-name="ce41">
            <text:p>9</text:p>
          </table:table-cell>
          <table:table-cell office:value-type="float" office:value="5.9523809523809526" table:formula="of:=[.$G$80]-([.$G$80]/[.$J$26]*[.J21])" table:style-name="ce43">
            <text:p>5.95</text:p>
          </table:table-cell>
          <table:table-cell office:value-type="float" office:value="9" table:style-name="ce31">
            <text:p>9</text:p>
          </table:table-cell>
          <table:table-cell office:value-type="float" office:value="12.380952380952381" table:formula="of:=[.K21]+[.M21]+[.O21]" table:style-name="ce43">
            <text:p>12.38</text:p>
          </table:table-cell>
          <table:table-cell office:value-type="float" office:value="26.5" table:formula="of:=[.L21]+[.N21]+[.P21]" table:style-name="ce31">
            <text:p>26.5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style-name="ce31"/>
          <table:table-cell office:value-type="date" office:date-value="2021-03-26T00:00:00" table:style-name="ce124">
            <text:p>26-03-2021</text:p>
          </table:table-cell>
          <table:table-cell office:value-type="float" office:value="17" table:style-name="ce125">
            <text:p>17</text:p>
          </table:table-cell>
          <table:table-cell office:value-type="float" office:value="3.6190476190476186" table:formula="of:=[.$G$56]-([.$G$56]/[.$J$26]*[.J22])" table:style-name="ce42">
            <text:p>3.62</text:p>
          </table:table-cell>
          <table:table-cell office:value-type="float" office:value="8.5" table:style-name="ce41">
            <text:p>8.5</text:p>
          </table:table-cell>
          <table:table-cell office:value-type="float" office:value="1.5238095238095237" table:formula="of:=[.$G$62]-([.$G$62]/[.$J$26]*[.J22])" table:style-name="ce42">
            <text:p>1.52</text:p>
          </table:table-cell>
          <table:table-cell office:value-type="float" office:value="5.5" table:style-name="ce41">
            <text:p>5.5</text:p>
          </table:table-cell>
          <table:table-cell office:value-type="float" office:value="4.7619047619047628" table:formula="of:=[.$G$80]-([.$G$80]/[.$J$26]*[.J22])" table:style-name="ce43">
            <text:p>4.76</text:p>
          </table:table-cell>
          <table:table-cell office:value-type="float" office:value="5" table:style-name="ce31">
            <text:p>5</text:p>
          </table:table-cell>
          <table:table-cell office:value-type="float" office:value="9.9047619047619051" table:formula="of:=[.K22]+[.M22]+[.O22]" table:style-name="ce43">
            <text:p>9.90</text:p>
          </table:table-cell>
          <table:table-cell office:value-type="float" office:value="19" table:formula="of:=[.L22]+[.N22]+[.P22]" table:style-name="ce31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office:value-type="date" office:date-value="2021-03-27T00:00:00" table:style-name="ce124">
            <text:p>27-03-2021</text:p>
          </table:table-cell>
          <table:table-cell office:value-type="float" office:value="18" table:style-name="ce125">
            <text:p>18</text:p>
          </table:table-cell>
          <table:table-cell office:value-type="float" office:value="2.7142857142857153" table:formula="of:=[.$G$56]-([.$G$56]/[.$J$26]*[.J23])" table:style-name="ce42">
            <text:p>2.71</text:p>
          </table:table-cell>
          <table:table-cell office:value-type="float" office:value="8.5" table:style-name="ce41">
            <text:p>8.5</text:p>
          </table:table-cell>
          <table:table-cell office:value-type="float" office:value="1.1428571428571432" table:formula="of:=[.$G$62]-([.$G$62]/[.$J$26]*[.J23])" table:style-name="ce42">
            <text:p>1.14</text:p>
          </table:table-cell>
          <table:table-cell office:value-type="float" office:value="-3" table:style-name="ce41">
            <text:p>-3</text:p>
          </table:table-cell>
          <table:table-cell office:value-type="float" office:value="3.571428571428573" table:formula="of:=[.$G$80]-([.$G$80]/[.$J$26]*[.J23])" table:style-name="ce43">
            <text:p>3.57</text:p>
          </table:table-cell>
          <table:table-cell office:value-type="float" office:value="5" table:style-name="ce31">
            <text:p>5</text:p>
          </table:table-cell>
          <table:table-cell office:value-type="float" office:value="7.4285714285714315" table:formula="of:=[.K23]+[.M23]+[.O23]" table:style-name="ce43">
            <text:p>7.43</text:p>
          </table:table-cell>
          <table:table-cell office:value-type="float" office:value="10.5" table:formula="of:=[.L23]+[.N23]+[.P23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style-name="ce57"/>
          <table:table-cell office:value-type="date" office:date-value="2021-03-28T00:00:00" table:style-name="ce124">
            <text:p>28-03-2021</text:p>
          </table:table-cell>
          <table:table-cell office:value-type="float" office:value="19" table:style-name="ce125">
            <text:p>19</text:p>
          </table:table-cell>
          <table:table-cell office:value-type="float" office:value="1.8095238095238102" table:formula="of:=[.$G$56]-([.$G$56]/[.$J$26]*[.J24])" table:style-name="ce42">
            <text:p>1.81</text:p>
          </table:table-cell>
          <table:table-cell office:value-type="float" office:value="8.5" table:style-name="ce41">
            <text:p>8.5</text:p>
          </table:table-cell>
          <table:table-cell office:value-type="float" office:value="0.76190476190476275" table:formula="of:=[.$G$62]-([.$G$62]/[.$J$26]*[.J24])" table:style-name="ce42">
            <text:p>0.76</text:p>
          </table:table-cell>
          <table:table-cell office:value-type="float" office:value="-3" table:style-name="ce41">
            <text:p>-3</text:p>
          </table:table-cell>
          <table:table-cell office:value-type="float" office:value="2.3809523809523796" table:formula="of:=[.$G$80]-([.$G$80]/[.$J$26]*[.J24])" table:style-name="ce43">
            <text:p>2.38</text:p>
          </table:table-cell>
          <table:table-cell office:value-type="float" office:value="5" table:style-name="ce31">
            <text:p>5</text:p>
          </table:table-cell>
          <table:table-cell office:value-type="float" office:value="4.9523809523809526" table:formula="of:=[.K24]+[.M24]+[.O24]" table:style-name="ce43">
            <text:p>4.95</text:p>
          </table:table-cell>
          <table:table-cell office:value-type="float" office:value="10.5" table:formula="of:=[.L24]+[.N24]+[.P24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style-name="ce56"/>
          <table:table-cell office:value-type="date" office:date-value="2021-03-29T00:00:00" table:style-name="ce124">
            <text:p>29-03-2021</text:p>
          </table:table-cell>
          <table:table-cell office:value-type="float" office:value="20" table:style-name="ce125">
            <text:p>20</text:p>
          </table:table-cell>
          <table:table-cell office:value-type="float" office:value="0.9047619047619051" table:formula="of:=[.$G$56]-([.$G$56]/[.$J$26]*[.J25])" table:style-name="ce42">
            <text:p>0.90</text:p>
          </table:table-cell>
          <table:table-cell office:value-type="float" office:value="8.5" table:style-name="ce41">
            <text:p>8.5</text:p>
          </table:table-cell>
          <table:table-cell office:value-type="float" office:value="0.38095238095238138" table:formula="of:=[.$G$62]-([.$G$62]/[.$J$26]*[.J25])" table:style-name="ce42">
            <text:p>0.38</text:p>
          </table:table-cell>
          <table:table-cell office:value-type="float" office:value="-3" table:style-name="ce41">
            <text:p>-3</text:p>
          </table:table-cell>
          <table:table-cell office:value-type="float" office:value="1.1904761904761898" table:formula="of:=[.$G$80]-([.$G$80]/[.$J$26]*[.J25])" table:style-name="ce43">
            <text:p>1.19</text:p>
          </table:table-cell>
          <table:table-cell office:value-type="float" office:value="0" table:style-name="ce31">
            <text:p>0</text:p>
          </table:table-cell>
          <table:table-cell office:value-type="float" office:value="2.4761904761904763" table:formula="of:=[.K25]+[.M25]+[.O25]" table:style-name="ce43">
            <text:p>2.48</text:p>
          </table:table-cell>
          <table:table-cell office:value-type="float" office:value="5.5" table:formula="of:=[.L25]+[.N25]+[.P25]" table:style-name="ce31">
            <text:p>5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style-name="ce58"/>
          <table:table-cell office:value-type="date" office:date-value="2021-03-30T00:00:00" table:style-name="ce124">
            <text:p>30-03-2021</text:p>
          </table:table-cell>
          <table:table-cell office:value-type="float" office:value="21" table:style-name="ce125">
            <text:p>21</text:p>
          </table:table-cell>
          <table:table-cell office:value-type="float" office:value="0" table:formula="of:=[.$G$56]-([.$G$56]/[.$J$26]*[.J26])" table:style-name="ce42">
            <text:p>0.00</text:p>
          </table:table-cell>
          <table:table-cell office:value-type="float" office:value="8.5" table:style-name="ce41">
            <text:p>8.5</text:p>
          </table:table-cell>
          <table:table-cell office:value-type="float" office:value="0" table:formula="of:=[.$G$62]-([.$G$62]/[.$J$26]*[.J26])" table:style-name="ce42">
            <text:p>0.00</text:p>
          </table:table-cell>
          <table:table-cell office:value-type="float" office:value="-4" table:style-name="ce41">
            <text:p>-4</text:p>
          </table:table-cell>
          <table:table-cell office:value-type="float" office:value="0" table:formula="of:=[.$G$80]-([.$G$80]/[.$J$26]*[.J26])" table:style-name="ce43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26]+[.M26]+[.O26]" table:style-name="ce43">
            <text:p>0.00</text:p>
          </table:table-cell>
          <table:table-cell office:value-type="float" office:value="4.5" table:formula="of:=[.L26]+[.N26]+[.P26]" table:style-name="ce31">
            <text:p>4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table:number-columns-repeated="3" table:style-name="ce60"/>
          <table:table-cell table:style-name="ce89"/>
          <table:table-cell table:style-name="ce60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4:.F27])" table:style-name="ce59">
            <text:p>0</text:p>
          </table:table-cell>
          <table:table-cell office:value-type="float" office:value="19" table:formula="of:=SUM([.G24:.G27])" table:style-name="ce59">
            <text:p>19</text:p>
          </table:table-cell>
          <table:table-cell table:number-columns-repeated="3" table:style-name="ce58"/>
          <table:table-cell table:style-name="ce90"/>
          <table:table-cell table:style-name="ce58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enser à tout type d’utilisat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ypes d’affichage (mois, semaine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2:.F37])" table:style-name="ce63">
            <text:p>0</text:p>
          </table:table-cell>
          <table:table-cell office:value-type="float" office:value="35" table:formula="of:=SUM([.G32:.G37])" table:style-name="ce6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Ajout de collaborateurs à un projet</text:p>
          </table:table-cell>
          <table:table-cell office:value-type="string" table:style-name="ce38">
            <text:p>Chloé</text:p>
          </table:table-cell>
          <table:table-cell office:value-type="string" table:style-name="ce46">
            <text:p>Luca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7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ollaborateurs peuvent modifier/supprimer le projet don’t ils font partie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Tâches et sous-projets sont partagé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assigner des tâches aux collabora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Tâches assignées doivent être visibl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2" table:style-name="ce47">
            <text:p>2</text:p>
          </table:table-cell>
          <table:table-cell office:value-type="float" office:value="6" table:style-name="ce47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92"/>
          <table:table-cell office:value-type="string" table:style-name="ce37">
            <text:p>Lier les rappels avec les collabor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4" table:formula="of:=SUM([.F50:.F54])" table:style-name="ce49">
            <text:p>14</text:p>
          </table:table-cell>
          <table:table-cell office:value-type="float" office:value="19" table:formula="of:=SUM([.G50:.G54])" table:style-name="ce49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un fichier compressé</text:p>
          </table:table-cell>
          <table:table-cell office:value-type="string" table:style-name="ce38">
            <text:p>HODAIBI Yassine</text:p>
          </table:table-cell>
          <table:table-cell office:value-type="string" table:style-name="ce38">
            <text:p>DEBILDE Jean-Jacques</text:p>
          </table:table-cell>
          <table:table-cell office:value-type="float" office:value="10" table:style-name="ce39">
            <text:p>10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Importer un projet ayant été exporté</text:p>
          </table:table-cell>
          <table:table-cell office:value-type="string" table:style-name="ce38">
            <text:p>DEBILDE Jean-Jacques</text:p>
          </table:table-cell>
          <table:table-cell office:value-type="string" table:style-name="ce38">
            <text:p>HODAIBI Yassine</text:p>
          </table:table-cell>
          <table:table-cell office:value-type="float" office:value="14" table:style-name="ce39">
            <text:p>14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4" table:formula="of:=SUM([.F60:.F61])" table:style-name="ce45">
            <text:p>24</text:p>
          </table:table-cell>
          <table:table-cell office:value-type="float" office:value="8" table:formula="of:=SUM([.G60:.G61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9" table:formula="of:=SUM([.F66:.F68])" table:style-name="ce49">
            <text:p>9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25in" svg:y="7.48284in" svg:width="10.14583in" svg:height="6.21508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5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109">
            <text:p>Histoire 3</text:p>
          </table:table-cell>
          <table:covered-table-cell/>
          <table:table-cell office:value-type="string" table:number-columns-spanned="2" table:number-rows-spanned="1" table:style-name="ce109">
            <text:p>Histoire 4</text:p>
          </table:table-cell>
          <table:covered-table-cell/>
          <table:table-cell office:value-type="string" table:number-columns-spanned="2" table:number-rows-spanned="1" table:style-name="ce109">
            <text:p>Histoire 8</text:p>
          </table:table-cell>
          <table:covered-table-cell/>
          <table:table-cell office:value-type="string" table:number-columns-spanned="2" table:number-rows-spanned="1" table:style-name="ce109">
            <text:p>Histoire 9</text:p>
          </table:table-cell>
          <table:covered-table-cell/>
          <table:table-cell office:value-type="string" table:number-columns-spanned="2" table:number-rows-spanned="1" table:style-name="ce121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109">
            <text:p>Jour</text:p>
          </table:table-cell>
          <table:covered-table-cell/>
          <table:table-cell office:value-type="string" table:style-name="ce110">
            <text:p>Idéal</text:p>
          </table:table-cell>
          <table:table-cell office:value-type="string" table:style-name="ce111">
            <text:p>Réel</text:p>
          </table:table-cell>
          <table:table-cell office:value-type="string" table:style-name="ce110">
            <text:p>Idéal</text:p>
          </table:table-cell>
          <table:table-cell office:value-type="string" table:style-name="ce111">
            <text:p>Réel</text:p>
          </table:table-cell>
          <table:table-cell office:value-type="string" table:style-name="ce110">
            <text:p>Idéal</text:p>
          </table:table-cell>
          <table:table-cell office:value-type="string" table:style-name="ce111">
            <text:p>Réel</text:p>
          </table:table-cell>
          <table:table-cell office:value-type="string" table:style-name="ce110">
            <text:p>Idéal</text:p>
          </table:table-cell>
          <table:table-cell office:value-type="string" table:style-name="ce111">
            <text:p>Réel</text:p>
          </table:table-cell>
          <table:table-cell office:value-type="string" table:style-name="ce110">
            <text:p>Idéal</text:p>
          </table:table-cell>
          <table:table-cell office:value-type="string" table:style-name="ce111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30T00:00:00" table:style-name="ce128">
            <text:p>30-03-2021</text:p>
          </table:table-cell>
          <table:table-cell office:value-type="float" office:value="0" table:style-name="ce129">
            <text:p>0</text:p>
          </table:table-cell>
          <table:table-cell office:value-type="float" office:value="19" table:formula="of:=[.$G$28]-([.$G$28]/[.$J$31]*[.J4])" table:style-name="ce114">
            <text:p>19.00</text:p>
          </table:table-cell>
          <table:table-cell office:value-type="float" office:value="19" table:style-name="ce115">
            <text:p>19</text:p>
          </table:table-cell>
          <table:table-cell office:value-type="float" office:value="35" table:formula="of:=[.$G$38]-([.$G$38]/[.$J$31]*[.J4])" table:style-name="ce116">
            <text:p>35.00</text:p>
          </table:table-cell>
          <table:table-cell office:value-type="float" office:value="35" table:style-name="ce117">
            <text:p>35</text:p>
          </table:table-cell>
          <table:table-cell office:value-type="float" office:value="10" table:formula="of:=[.$G$69]-([.$G$69]/[.$J$31]*[.J4])" table:style-name="ce116">
            <text:p>10.00</text:p>
          </table:table-cell>
          <table:table-cell office:value-type="float" office:value="10" table:style-name="ce118">
            <text:p>10</text:p>
          </table:table-cell>
          <table:table-cell office:value-type="float" office:value="8" table:formula="of:=[.$G$77]-([.$G$77]/[.$J$31]*[.J4])" table:style-name="ce116">
            <text:p>8.00</text:p>
          </table:table-cell>
          <table:table-cell office:value-type="float" office:value="8" table:style-name="ce119">
            <text:p>8</text:p>
          </table:table-cell>
          <table:table-cell office:value-type="float" office:value="72" table:formula="of:=[.K4]+[.M4]+[.O4]+[.Q4]" table:style-name="ce116">
            <text:p>72.00</text:p>
          </table:table-cell>
          <table:table-cell office:value-type="float" office:value="72" table:formula="of:=[.L4]+[.N4]+[.P4]+[.R4]" table:style-name="ce118">
            <text:p>72</text:p>
          </table:table-cell>
          <table:table-cell table:number-columns-repeated="16364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31T00:00:00" table:style-name="ce128">
            <text:p>31-03-2021</text:p>
          </table:table-cell>
          <table:table-cell office:value-type="float" office:value="1" table:style-name="ce129">
            <text:p>1</text:p>
          </table:table-cell>
          <table:table-cell office:value-type="float" office:value="18.296296296296298" table:formula="of:=[.$G$28]-([.$G$28]/[.$J$31]*[.J5])" table:style-name="ce114">
            <text:p>18.30</text:p>
          </table:table-cell>
          <table:table-cell office:value-type="float" office:value="19" table:style-name="ce115">
            <text:p>19</text:p>
          </table:table-cell>
          <table:table-cell office:value-type="float" office:value="33.703703703703702" table:formula="of:=[.$G$38]-([.$G$38]/[.$J$31]*[.J5])" table:style-name="ce116">
            <text:p>33.70</text:p>
          </table:table-cell>
          <table:table-cell office:value-type="float" office:value="35" table:style-name="ce117">
            <text:p>35</text:p>
          </table:table-cell>
          <table:table-cell office:value-type="float" office:value="9.6296296296296298" table:formula="of:=[.$G$69]-([.$G$69]/[.$J$31]*[.J5])" table:style-name="ce116">
            <text:p>9.63</text:p>
          </table:table-cell>
          <table:table-cell office:value-type="float" office:value="7" table:style-name="ce118">
            <text:p>7</text:p>
          </table:table-cell>
          <table:table-cell office:value-type="float" office:value="7.7037037037037042" table:formula="of:=[.$G$77]-([.$G$77]/[.$J$31]*[.J5])" table:style-name="ce116">
            <text:p>7.70</text:p>
          </table:table-cell>
          <table:table-cell office:value-type="float" office:value="8" table:style-name="ce119">
            <text:p>8</text:p>
          </table:table-cell>
          <table:table-cell office:value-type="float" office:value="69.333333333333343" table:formula="of:=[.K5]+[.M5]+[.O5]+[.Q5]" table:style-name="ce116">
            <text:p>69.33</text:p>
          </table:table-cell>
          <table:table-cell office:value-type="float" office:value="69" table:formula="of:=[.L5]+[.N5]+[.P5]+[.R5]" table:style-name="ce118">
            <text:p>69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4-01T00:00:00" table:style-name="ce128">
            <text:p>01-04-2021</text:p>
          </table:table-cell>
          <table:table-cell office:value-type="float" office:value="2" table:style-name="ce129">
            <text:p>2</text:p>
          </table:table-cell>
          <table:table-cell office:value-type="float" office:value="17.592592592592592" table:formula="of:=[.$G$28]-([.$G$28]/[.$J$31]*[.J6])" table:style-name="ce114">
            <text:p>17.59</text:p>
          </table:table-cell>
          <table:table-cell office:value-type="float" office:value="19" table:style-name="ce115">
            <text:p>19</text:p>
          </table:table-cell>
          <table:table-cell office:value-type="float" office:value="32.407407407407405" table:formula="of:=[.$G$38]-([.$G$38]/[.$J$31]*[.J6])" table:style-name="ce116">
            <text:p>32.41</text:p>
          </table:table-cell>
          <table:table-cell office:value-type="float" office:value="35" table:style-name="ce117">
            <text:p>35</text:p>
          </table:table-cell>
          <table:table-cell office:value-type="float" office:value="9.2592592592592595" table:formula="of:=[.$G$69]-([.$G$69]/[.$J$31]*[.J6])" table:style-name="ce116">
            <text:p>9.26</text:p>
          </table:table-cell>
          <table:table-cell office:value-type="float" office:value="4" table:style-name="ce118">
            <text:p>4</text:p>
          </table:table-cell>
          <table:table-cell office:value-type="float" office:value="7.4074074074074074" table:formula="of:=[.$G$77]-([.$G$77]/[.$J$31]*[.J6])" table:style-name="ce116">
            <text:p>7.41</text:p>
          </table:table-cell>
          <table:table-cell office:value-type="float" office:value="8" table:style-name="ce119">
            <text:p>8</text:p>
          </table:table-cell>
          <table:table-cell office:value-type="float" office:value="66.666666666666671" table:formula="of:=[.K6]+[.M6]+[.O6]+[.Q6]" table:style-name="ce116">
            <text:p>66.67</text:p>
          </table:table-cell>
          <table:table-cell office:value-type="float" office:value="66" table:formula="of:=[.L6]+[.N6]+[.P6]+[.R6]" table:style-name="ce118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4-02T00:00:00" table:style-name="ce128">
            <text:p>02-04-2021</text:p>
          </table:table-cell>
          <table:table-cell office:value-type="float" office:value="3" table:style-name="ce129">
            <text:p>3</text:p>
          </table:table-cell>
          <table:table-cell office:value-type="float" office:value="16.888888888888889" table:formula="of:=[.$G$28]-([.$G$28]/[.$J$31]*[.J7])" table:style-name="ce114">
            <text:p>16.89</text:p>
          </table:table-cell>
          <table:table-cell office:value-type="float" office:value="19" table:style-name="ce115">
            <text:p>19</text:p>
          </table:table-cell>
          <table:table-cell office:value-type="float" office:value="31.111111111111111" table:formula="of:=[.$G$38]-([.$G$38]/[.$J$31]*[.J7])" table:style-name="ce116">
            <text:p>31.11</text:p>
          </table:table-cell>
          <table:table-cell office:value-type="float" office:value="35" table:style-name="ce117">
            <text:p>35</text:p>
          </table:table-cell>
          <table:table-cell office:value-type="float" office:value="8.8888888888888893" table:formula="of:=[.$G$69]-([.$G$69]/[.$J$31]*[.J7])" table:style-name="ce116">
            <text:p>8.89</text:p>
          </table:table-cell>
          <table:table-cell office:value-type="float" office:value="4" table:style-name="ce118">
            <text:p>4</text:p>
          </table:table-cell>
          <table:table-cell office:value-type="float" office:value="7.1111111111111107" table:formula="of:=[.$G$77]-([.$G$77]/[.$J$31]*[.J7])" table:style-name="ce116">
            <text:p>7.11</text:p>
          </table:table-cell>
          <table:table-cell office:value-type="float" office:value="8" table:style-name="ce119">
            <text:p>8</text:p>
          </table:table-cell>
          <table:table-cell office:value-type="float" office:value="64" table:formula="of:=[.K7]+[.M7]+[.O7]+[.Q7]" table:style-name="ce116">
            <text:p>64.00</text:p>
          </table:table-cell>
          <table:table-cell office:value-type="float" office:value="66" table:formula="of:=[.L7]+[.N7]+[.P7]+[.R7]" table:style-name="ce118">
            <text:p>66</text:p>
          </table:table-cell>
          <table:table-cell table:number-columns-repeated="16364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4-03T00:00:00" table:style-name="ce128">
            <text:p>03-04-2021</text:p>
          </table:table-cell>
          <table:table-cell office:value-type="float" office:value="4" table:style-name="ce129">
            <text:p>4</text:p>
          </table:table-cell>
          <table:table-cell office:value-type="float" office:value="16.185185185185183" table:formula="of:=[.$G$28]-([.$G$28]/[.$J$31]*[.J8])" table:style-name="ce114">
            <text:p>16.19</text:p>
          </table:table-cell>
          <table:table-cell office:value-type="float" office:value="19" table:style-name="ce115">
            <text:p>19</text:p>
          </table:table-cell>
          <table:table-cell office:value-type="float" office:value="29.814814814814817" table:formula="of:=[.$G$38]-([.$G$38]/[.$J$31]*[.J8])" table:style-name="ce116">
            <text:p>29.81</text:p>
          </table:table-cell>
          <table:table-cell office:value-type="float" office:value="35" table:style-name="ce117">
            <text:p>35</text:p>
          </table:table-cell>
          <table:table-cell office:value-type="float" office:value="8.518518518518519" table:formula="of:=[.$G$69]-([.$G$69]/[.$J$31]*[.J8])" table:style-name="ce116">
            <text:p>8.52</text:p>
          </table:table-cell>
          <table:table-cell office:value-type="float" office:value="4" table:style-name="ce118">
            <text:p>4</text:p>
          </table:table-cell>
          <table:table-cell office:value-type="float" office:value="6.8148148148148149" table:formula="of:=[.$G$77]-([.$G$77]/[.$J$31]*[.J8])" table:style-name="ce116">
            <text:p>6.81</text:p>
          </table:table-cell>
          <table:table-cell office:value-type="float" office:value="8" table:style-name="ce119">
            <text:p>8</text:p>
          </table:table-cell>
          <table:table-cell office:value-type="float" office:value="61.333333333333336" table:formula="of:=[.K8]+[.M8]+[.O8]+[.Q8]" table:style-name="ce116">
            <text:p>61.33</text:p>
          </table:table-cell>
          <table:table-cell office:value-type="float" office:value="66" table:formula="of:=[.L8]+[.N8]+[.P8]+[.R8]" table:style-name="ce118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4T00:00:00" table:style-name="ce128">
            <text:p>04-04-2021</text:p>
          </table:table-cell>
          <table:table-cell office:value-type="float" office:value="5" table:style-name="ce129">
            <text:p>5</text:p>
          </table:table-cell>
          <table:table-cell office:value-type="float" office:value="15.481481481481481" table:formula="of:=[.$G$28]-([.$G$28]/[.$J$31]*[.J9])" table:style-name="ce114">
            <text:p>15.48</text:p>
          </table:table-cell>
          <table:table-cell office:value-type="float" office:value="19" table:style-name="ce115">
            <text:p>19</text:p>
          </table:table-cell>
          <table:table-cell office:value-type="float" office:value="28.518518518518519" table:formula="of:=[.$G$38]-([.$G$38]/[.$J$31]*[.J9])" table:style-name="ce116">
            <text:p>28.52</text:p>
          </table:table-cell>
          <table:table-cell office:value-type="float" office:value="35" table:style-name="ce117">
            <text:p>35</text:p>
          </table:table-cell>
          <table:table-cell office:value-type="float" office:value="8.1481481481481488" table:formula="of:=[.$G$69]-([.$G$69]/[.$J$31]*[.J9])" table:style-name="ce116">
            <text:p>8.15</text:p>
          </table:table-cell>
          <table:table-cell office:value-type="float" office:value="4" table:style-name="ce118">
            <text:p>4</text:p>
          </table:table-cell>
          <table:table-cell office:value-type="float" office:value="6.518518518518519" table:formula="of:=[.$G$77]-([.$G$77]/[.$J$31]*[.J9])" table:style-name="ce116">
            <text:p>6.52</text:p>
          </table:table-cell>
          <table:table-cell office:value-type="float" office:value="8" table:style-name="ce119">
            <text:p>8</text:p>
          </table:table-cell>
          <table:table-cell office:value-type="float" office:value="58.666666666666671" table:formula="of:=[.K9]+[.M9]+[.O9]+[.Q9]" table:style-name="ce116">
            <text:p>58.67</text:p>
          </table:table-cell>
          <table:table-cell office:value-type="float" office:value="66" table:formula="of:=[.L9]+[.N9]+[.P9]+[.R9]" table:style-name="ce118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5T00:00:00" table:style-name="ce128">
            <text:p>05-04-2021</text:p>
          </table:table-cell>
          <table:table-cell office:value-type="float" office:value="6" table:style-name="ce129">
            <text:p>6</text:p>
          </table:table-cell>
          <table:table-cell office:value-type="float" office:value="14.777777777777779" table:formula="of:=[.$G$28]-([.$G$28]/[.$J$31]*[.J10])" table:style-name="ce114">
            <text:p>14.78</text:p>
          </table:table-cell>
          <table:table-cell office:value-type="float" office:value="19" table:style-name="ce115">
            <text:p>19</text:p>
          </table:table-cell>
          <table:table-cell office:value-type="float" office:value="27.222222222222221" table:formula="of:=[.$G$38]-([.$G$38]/[.$J$31]*[.J10])" table:style-name="ce116">
            <text:p>27.22</text:p>
          </table:table-cell>
          <table:table-cell office:value-type="float" office:value="35" table:style-name="ce117">
            <text:p>35</text:p>
          </table:table-cell>
          <table:table-cell office:value-type="float" office:value="7.7777777777777777" table:formula="of:=[.$G$69]-([.$G$69]/[.$J$31]*[.J10])" table:style-name="ce116">
            <text:p>7.78</text:p>
          </table:table-cell>
          <table:table-cell office:value-type="float" office:value="4" table:style-name="ce118">
            <text:p>4</text:p>
          </table:table-cell>
          <table:table-cell office:value-type="float" office:value="6.2222222222222223" table:formula="of:=[.$G$77]-([.$G$77]/[.$J$31]*[.J10])" table:style-name="ce116">
            <text:p>6.22</text:p>
          </table:table-cell>
          <table:table-cell office:value-type="float" office:value="8" table:style-name="ce119">
            <text:p>8</text:p>
          </table:table-cell>
          <table:table-cell office:value-type="float" office:value="56" table:formula="of:=[.K10]+[.M10]+[.O10]+[.Q10]" table:style-name="ce116">
            <text:p>56.00</text:p>
          </table:table-cell>
          <table:table-cell office:value-type="float" office:value="66" table:formula="of:=[.L10]+[.N10]+[.P10]+[.R10]" table:style-name="ce118">
            <text:p>66</text:p>
          </table:table-cell>
          <table:table-cell table:number-columns-repeated="16364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4-06T00:00:00" table:style-name="ce128">
            <text:p>06-04-2021</text:p>
          </table:table-cell>
          <table:table-cell office:value-type="float" office:value="7" table:style-name="ce129">
            <text:p>7</text:p>
          </table:table-cell>
          <table:table-cell office:value-type="float" office:value="14.074074074074074" table:formula="of:=[.$G$28]-([.$G$28]/[.$J$31]*[.J11])" table:style-name="ce114">
            <text:p>14.07</text:p>
          </table:table-cell>
          <table:table-cell office:value-type="float" office:value="19" table:style-name="ce115">
            <text:p>19</text:p>
          </table:table-cell>
          <table:table-cell office:value-type="float" office:value="25.925925925925924" table:formula="of:=[.$G$38]-([.$G$38]/[.$J$31]*[.J11])" table:style-name="ce116">
            <text:p>25.93</text:p>
          </table:table-cell>
          <table:table-cell office:value-type="float" office:value="35" table:style-name="ce117">
            <text:p>35</text:p>
          </table:table-cell>
          <table:table-cell office:value-type="float" office:value="7.4074074074074074" table:formula="of:=[.$G$69]-([.$G$69]/[.$J$31]*[.J11])" table:style-name="ce116">
            <text:p>7.41</text:p>
          </table:table-cell>
          <table:table-cell office:value-type="float" office:value="4" table:style-name="ce118">
            <text:p>4</text:p>
          </table:table-cell>
          <table:table-cell office:value-type="float" office:value="5.9259259259259256" table:formula="of:=[.$G$77]-([.$G$77]/[.$J$31]*[.J11])" table:style-name="ce116">
            <text:p>5.93</text:p>
          </table:table-cell>
          <table:table-cell office:value-type="float" office:value="8" table:style-name="ce119">
            <text:p>8</text:p>
          </table:table-cell>
          <table:table-cell office:value-type="float" office:value="53.333333333333329" table:formula="of:=[.K11]+[.M11]+[.O11]+[.Q11]" table:style-name="ce116">
            <text:p>53.33</text:p>
          </table:table-cell>
          <table:table-cell office:value-type="float" office:value="66" table:formula="of:=[.L11]+[.N11]+[.P11]+[.R11]" table:style-name="ce118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4-07T00:00:00" table:style-name="ce128">
            <text:p>07-04-2021</text:p>
          </table:table-cell>
          <table:table-cell office:value-type="float" office:value="8" table:style-name="ce129">
            <text:p>8</text:p>
          </table:table-cell>
          <table:table-cell office:value-type="float" office:value="13.37037037037037" table:formula="of:=[.$G$28]-([.$G$28]/[.$J$31]*[.J12])" table:style-name="ce114">
            <text:p>13.37</text:p>
          </table:table-cell>
          <table:table-cell office:value-type="float" office:value="19" table:style-name="ce115">
            <text:p>19</text:p>
          </table:table-cell>
          <table:table-cell office:value-type="float" office:value="24.62962962962963" table:formula="of:=[.$G$38]-([.$G$38]/[.$J$31]*[.J12])" table:style-name="ce116">
            <text:p>24.63</text:p>
          </table:table-cell>
          <table:table-cell office:value-type="float" office:value="35" table:style-name="ce117">
            <text:p>35</text:p>
          </table:table-cell>
          <table:table-cell office:value-type="float" office:value="7.0370370370370372" table:formula="of:=[.$G$69]-([.$G$69]/[.$J$31]*[.J12])" table:style-name="ce116">
            <text:p>7.04</text:p>
          </table:table-cell>
          <table:table-cell table:style-name="ce118"/>
          <table:table-cell office:value-type="float" office:value="5.6296296296296298" table:formula="of:=[.$G$77]-([.$G$77]/[.$J$31]*[.J12])" table:style-name="ce116">
            <text:p>5.63</text:p>
          </table:table-cell>
          <table:table-cell office:value-type="float" office:value="8" table:style-name="ce119">
            <text:p>8</text:p>
          </table:table-cell>
          <table:table-cell office:value-type="float" office:value="50.666666666666671" table:formula="of:=[.K12]+[.M12]+[.O12]+[.Q12]" table:style-name="ce116">
            <text:p>50.67</text:p>
          </table:table-cell>
          <table:table-cell office:value-type="float" office:value="62" table:formula="of:=[.L12]+[.N12]+[.P12]+[.R12]" table:style-name="ce118">
            <text:p>62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4-08T00:00:00" table:style-name="ce128">
            <text:p>08-04-2021</text:p>
          </table:table-cell>
          <table:table-cell office:value-type="float" office:value="9" table:style-name="ce129">
            <text:p>9</text:p>
          </table:table-cell>
          <table:table-cell office:value-type="float" office:value="12.666666666666666" table:formula="of:=[.$G$28]-([.$G$28]/[.$J$31]*[.J13])" table:style-name="ce114">
            <text:p>12.67</text:p>
          </table:table-cell>
          <table:table-cell office:value-type="float" office:value="19" table:style-name="ce115">
            <text:p>19</text:p>
          </table:table-cell>
          <table:table-cell office:value-type="float" office:value="23.333333333333336" table:formula="of:=[.$G$38]-([.$G$38]/[.$J$31]*[.J13])" table:style-name="ce116">
            <text:p>23.33</text:p>
          </table:table-cell>
          <table:table-cell office:value-type="float" office:value="35" table:style-name="ce117">
            <text:p>35</text:p>
          </table:table-cell>
          <table:table-cell office:value-type="float" office:value="6.666666666666667" table:formula="of:=[.$G$69]-([.$G$69]/[.$J$31]*[.J13])" table:style-name="ce116">
            <text:p>6.67</text:p>
          </table:table-cell>
          <table:table-cell office:value-type="float" office:value="4" table:style-name="ce118">
            <text:p>4</text:p>
          </table:table-cell>
          <table:table-cell office:value-type="float" office:value="5.3333333333333339" table:formula="of:=[.$G$77]-([.$G$77]/[.$J$31]*[.J13])" table:style-name="ce116">
            <text:p>5.33</text:p>
          </table:table-cell>
          <table:table-cell office:value-type="float" office:value="8" table:style-name="ce119">
            <text:p>8</text:p>
          </table:table-cell>
          <table:table-cell office:value-type="float" office:value="48" table:formula="of:=[.K13]+[.M13]+[.O13]+[.Q13]" table:style-name="ce116">
            <text:p>48.00</text:p>
          </table:table-cell>
          <table:table-cell office:value-type="float" office:value="66" table:formula="of:=[.L13]+[.N13]+[.P13]+[.R13]" table:style-name="ce118">
            <text:p>66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09T00:00:00" table:style-name="ce128">
            <text:p>09-04-2021</text:p>
          </table:table-cell>
          <table:table-cell office:value-type="float" office:value="10" table:style-name="ce129">
            <text:p>10</text:p>
          </table:table-cell>
          <table:table-cell office:value-type="float" office:value="11.962962962962962" table:formula="of:=[.$G$28]-([.$G$28]/[.$J$31]*[.J14])" table:style-name="ce114">
            <text:p>11.96</text:p>
          </table:table-cell>
          <table:table-cell office:value-type="float" office:value="19" table:style-name="ce115">
            <text:p>19</text:p>
          </table:table-cell>
          <table:table-cell office:value-type="float" office:value="22.037037037037038" table:formula="of:=[.$G$38]-([.$G$38]/[.$J$31]*[.J14])" table:style-name="ce116">
            <text:p>22.04</text:p>
          </table:table-cell>
          <table:table-cell office:value-type="float" office:value="35" table:style-name="ce117">
            <text:p>35</text:p>
          </table:table-cell>
          <table:table-cell office:value-type="float" office:value="6.2962962962962967" table:formula="of:=[.$G$69]-([.$G$69]/[.$J$31]*[.J14])" table:style-name="ce116">
            <text:p>6.30</text:p>
          </table:table-cell>
          <table:table-cell office:value-type="float" office:value="4" table:style-name="ce118">
            <text:p>4</text:p>
          </table:table-cell>
          <table:table-cell office:value-type="float" office:value="5.0370370370370372" table:formula="of:=[.$G$77]-([.$G$77]/[.$J$31]*[.J14])" table:style-name="ce116">
            <text:p>5.04</text:p>
          </table:table-cell>
          <table:table-cell office:value-type="float" office:value="8" table:style-name="ce119">
            <text:p>8</text:p>
          </table:table-cell>
          <table:table-cell office:value-type="float" office:value="45.333333333333336" table:formula="of:=[.K14]+[.M14]+[.O14]+[.Q14]" table:style-name="ce116">
            <text:p>45.33</text:p>
          </table:table-cell>
          <table:table-cell office:value-type="float" office:value="66" table:formula="of:=[.L14]+[.N14]+[.P14]+[.R14]" table:style-name="ce118">
            <text:p>6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4-10T00:00:00" table:style-name="ce128">
            <text:p>10-04-2021</text:p>
          </table:table-cell>
          <table:table-cell office:value-type="float" office:value="11" table:style-name="ce129">
            <text:p>11</text:p>
          </table:table-cell>
          <table:table-cell office:value-type="float" office:value="11.25925925925926" table:formula="of:=[.$G$28]-([.$G$28]/[.$J$31]*[.J15])" table:style-name="ce114">
            <text:p>11.26</text:p>
          </table:table-cell>
          <table:table-cell office:value-type="float" office:value="19" table:style-name="ce115">
            <text:p>19</text:p>
          </table:table-cell>
          <table:table-cell office:value-type="float" office:value="20.74074074074074" table:formula="of:=[.$G$38]-([.$G$38]/[.$J$31]*[.J15])" table:style-name="ce116">
            <text:p>20.74</text:p>
          </table:table-cell>
          <table:table-cell office:value-type="float" office:value="35" table:style-name="ce117">
            <text:p>35</text:p>
          </table:table-cell>
          <table:table-cell office:value-type="float" office:value="5.9259259259259265" table:formula="of:=[.$G$69]-([.$G$69]/[.$J$31]*[.J15])" table:style-name="ce116">
            <text:p>5.93</text:p>
          </table:table-cell>
          <table:table-cell office:value-type="float" office:value="4" table:style-name="ce118">
            <text:p>4</text:p>
          </table:table-cell>
          <table:table-cell office:value-type="float" office:value="4.7407407407407405" table:formula="of:=[.$G$77]-([.$G$77]/[.$J$31]*[.J15])" table:style-name="ce116">
            <text:p>4.74</text:p>
          </table:table-cell>
          <table:table-cell office:value-type="float" office:value="8" table:style-name="ce119">
            <text:p>8</text:p>
          </table:table-cell>
          <table:table-cell office:value-type="float" office:value="42.666666666666664" table:formula="of:=[.K15]+[.M15]+[.O15]+[.Q15]" table:style-name="ce116">
            <text:p>42.67</text:p>
          </table:table-cell>
          <table:table-cell office:value-type="float" office:value="66" table:formula="of:=[.L15]+[.N15]+[.P15]+[.R15]" table:style-name="ce118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4-11T00:00:00" table:style-name="ce128">
            <text:p>11-04-2021</text:p>
          </table:table-cell>
          <table:table-cell office:value-type="float" office:value="12" table:style-name="ce129">
            <text:p>12</text:p>
          </table:table-cell>
          <table:table-cell office:value-type="float" office:value="10.555555555555555" table:formula="of:=[.$G$28]-([.$G$28]/[.$J$31]*[.J16])" table:style-name="ce114">
            <text:p>10.56</text:p>
          </table:table-cell>
          <table:table-cell office:value-type="float" office:value="19" table:style-name="ce115">
            <text:p>19</text:p>
          </table:table-cell>
          <table:table-cell office:value-type="float" office:value="19.444444444444443" table:formula="of:=[.$G$38]-([.$G$38]/[.$J$31]*[.J16])" table:style-name="ce116">
            <text:p>19.44</text:p>
          </table:table-cell>
          <table:table-cell office:value-type="float" office:value="35" table:style-name="ce117">
            <text:p>35</text:p>
          </table:table-cell>
          <table:table-cell office:value-type="float" office:value="5.5555555555555554" table:formula="of:=[.$G$69]-([.$G$69]/[.$J$31]*[.J16])" table:style-name="ce116">
            <text:p>5.56</text:p>
          </table:table-cell>
          <table:table-cell office:value-type="float" office:value="4" table:style-name="ce118">
            <text:p>4</text:p>
          </table:table-cell>
          <table:table-cell office:value-type="float" office:value="4.4444444444444446" table:formula="of:=[.$G$77]-([.$G$77]/[.$J$31]*[.J16])" table:style-name="ce116">
            <text:p>4.44</text:p>
          </table:table-cell>
          <table:table-cell office:value-type="float" office:value="8" table:style-name="ce119">
            <text:p>8</text:p>
          </table:table-cell>
          <table:table-cell office:value-type="float" office:value="40" table:formula="of:=[.K16]+[.M16]+[.O16]+[.Q16]" table:style-name="ce116">
            <text:p>40.00</text:p>
          </table:table-cell>
          <table:table-cell office:value-type="float" office:value="66" table:formula="of:=[.L16]+[.N16]+[.P16]+[.R16]" table:style-name="ce118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12T00:00:00" table:style-name="ce128">
            <text:p>12-04-2021</text:p>
          </table:table-cell>
          <table:table-cell office:value-type="float" office:value="13" table:style-name="ce129">
            <text:p>13</text:p>
          </table:table-cell>
          <table:table-cell office:value-type="float" office:value="9.8518518518518512" table:formula="of:=[.$G$28]-([.$G$28]/[.$J$31]*[.J17])" table:style-name="ce114">
            <text:p>9.85</text:p>
          </table:table-cell>
          <table:table-cell office:value-type="float" office:value="19" table:style-name="ce115">
            <text:p>19</text:p>
          </table:table-cell>
          <table:table-cell office:value-type="float" office:value="18.148148148148149" table:formula="of:=[.$G$38]-([.$G$38]/[.$J$31]*[.J17])" table:style-name="ce116">
            <text:p>18.15</text:p>
          </table:table-cell>
          <table:table-cell office:value-type="float" office:value="35" table:style-name="ce117">
            <text:p>35</text:p>
          </table:table-cell>
          <table:table-cell office:value-type="float" office:value="5.1851851851851851" table:formula="of:=[.$G$69]-([.$G$69]/[.$J$31]*[.J17])" table:style-name="ce116">
            <text:p>5.19</text:p>
          </table:table-cell>
          <table:table-cell office:value-type="float" office:value="4" table:style-name="ce118">
            <text:p>4</text:p>
          </table:table-cell>
          <table:table-cell office:value-type="float" office:value="4.1481481481481488" table:formula="of:=[.$G$77]-([.$G$77]/[.$J$31]*[.J17])" table:style-name="ce116">
            <text:p>4.15</text:p>
          </table:table-cell>
          <table:table-cell office:value-type="float" office:value="8" table:style-name="ce119">
            <text:p>8</text:p>
          </table:table-cell>
          <table:table-cell office:value-type="float" office:value="37.333333333333329" table:formula="of:=[.K17]+[.M17]+[.O17]+[.Q17]" table:style-name="ce116">
            <text:p>37.33</text:p>
          </table:table-cell>
          <table:table-cell office:value-type="float" office:value="66" table:formula="of:=[.L17]+[.N17]+[.P17]+[.R17]" table:style-name="ce118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4-13T00:00:00" table:style-name="ce128">
            <text:p>13-04-2021</text:p>
          </table:table-cell>
          <table:table-cell office:value-type="float" office:value="14" table:style-name="ce129">
            <text:p>14</text:p>
          </table:table-cell>
          <table:table-cell office:value-type="float" office:value="9.1481481481481488" table:formula="of:=[.$G$28]-([.$G$28]/[.$J$31]*[.J18])" table:style-name="ce114">
            <text:p>9.15</text:p>
          </table:table-cell>
          <table:table-cell office:value-type="float" office:value="19" table:style-name="ce115">
            <text:p>19</text:p>
          </table:table-cell>
          <table:table-cell office:value-type="float" office:value="16.851851851851851" table:formula="of:=[.$G$38]-([.$G$38]/[.$J$31]*[.J18])" table:style-name="ce116">
            <text:p>16.85</text:p>
          </table:table-cell>
          <table:table-cell office:value-type="float" office:value="35" table:style-name="ce117">
            <text:p>35</text:p>
          </table:table-cell>
          <table:table-cell office:value-type="float" office:value="4.8148148148148149" table:formula="of:=[.$G$69]-([.$G$69]/[.$J$31]*[.J18])" table:style-name="ce116">
            <text:p>4.81</text:p>
          </table:table-cell>
          <table:table-cell office:value-type="float" office:value="4" table:style-name="ce118">
            <text:p>4</text:p>
          </table:table-cell>
          <table:table-cell office:value-type="float" office:value="3.8518518518518521" table:formula="of:=[.$G$77]-([.$G$77]/[.$J$31]*[.J18])" table:style-name="ce116">
            <text:p>3.85</text:p>
          </table:table-cell>
          <table:table-cell office:value-type="float" office:value="8" table:style-name="ce119">
            <text:p>8</text:p>
          </table:table-cell>
          <table:table-cell office:value-type="float" office:value="34.666666666666671" table:formula="of:=[.K18]+[.M18]+[.O18]+[.Q18]" table:style-name="ce116">
            <text:p>34.67</text:p>
          </table:table-cell>
          <table:table-cell office:value-type="float" office:value="66" table:formula="of:=[.L18]+[.N18]+[.P18]+[.R18]" table:style-name="ce118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4-14T00:00:00" table:style-name="ce128">
            <text:p>14-04-2021</text:p>
          </table:table-cell>
          <table:table-cell office:value-type="float" office:value="15" table:style-name="ce129">
            <text:p>15</text:p>
          </table:table-cell>
          <table:table-cell office:value-type="float" office:value="8.4444444444444446" table:formula="of:=[.$G$28]-([.$G$28]/[.$J$31]*[.J19])" table:style-name="ce114">
            <text:p>8.44</text:p>
          </table:table-cell>
          <table:table-cell office:value-type="float" office:value="19" table:style-name="ce115">
            <text:p>19</text:p>
          </table:table-cell>
          <table:table-cell office:value-type="float" office:value="15.555555555555557" table:formula="of:=[.$G$38]-([.$G$38]/[.$J$31]*[.J19])" table:style-name="ce116">
            <text:p>15.56</text:p>
          </table:table-cell>
          <table:table-cell office:value-type="float" office:value="35" table:style-name="ce117">
            <text:p>35</text:p>
          </table:table-cell>
          <table:table-cell office:value-type="float" office:value="4.4444444444444446" table:formula="of:=[.$G$69]-([.$G$69]/[.$J$31]*[.J19])" table:style-name="ce116">
            <text:p>4.44</text:p>
          </table:table-cell>
          <table:table-cell office:value-type="float" office:value="4" table:style-name="ce118">
            <text:p>4</text:p>
          </table:table-cell>
          <table:table-cell office:value-type="float" office:value="3.5555555555555554" table:formula="of:=[.$G$77]-([.$G$77]/[.$J$31]*[.J19])" table:style-name="ce116">
            <text:p>3.56</text:p>
          </table:table-cell>
          <table:table-cell office:value-type="float" office:value="8" table:style-name="ce119">
            <text:p>8</text:p>
          </table:table-cell>
          <table:table-cell office:value-type="float" office:value="32" table:formula="of:=[.K19]+[.M19]+[.O19]+[.Q19]" table:style-name="ce116">
            <text:p>32.00</text:p>
          </table:table-cell>
          <table:table-cell office:value-type="float" office:value="66" table:formula="of:=[.L19]+[.N19]+[.P19]+[.R19]" table:style-name="ce118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5T00:00:00" table:style-name="ce128">
            <text:p>15-04-2021</text:p>
          </table:table-cell>
          <table:table-cell office:value-type="float" office:value="16" table:style-name="ce129">
            <text:p>16</text:p>
          </table:table-cell>
          <table:table-cell office:value-type="float" office:value="7.7407407407407405" table:formula="of:=[.$G$28]-([.$G$28]/[.$J$31]*[.J20])" table:style-name="ce114">
            <text:p>7.74</text:p>
          </table:table-cell>
          <table:table-cell office:value-type="float" office:value="19" table:style-name="ce115">
            <text:p>19</text:p>
          </table:table-cell>
          <table:table-cell office:value-type="float" office:value="14.25925925925926" table:formula="of:=[.$G$38]-([.$G$38]/[.$J$31]*[.J20])" table:style-name="ce116">
            <text:p>14.26</text:p>
          </table:table-cell>
          <table:table-cell office:value-type="float" office:value="35" table:style-name="ce117">
            <text:p>35</text:p>
          </table:table-cell>
          <table:table-cell office:value-type="float" office:value="4.0740740740740744" table:formula="of:=[.$G$69]-([.$G$69]/[.$J$31]*[.J20])" table:style-name="ce116">
            <text:p>4.07</text:p>
          </table:table-cell>
          <table:table-cell table:style-name="ce120"/>
          <table:table-cell office:value-type="float" office:value="3.2592592592592595" table:formula="of:=[.$G$77]-([.$G$77]/[.$J$31]*[.J20])" table:style-name="ce116">
            <text:p>3.26</text:p>
          </table:table-cell>
          <table:table-cell office:value-type="float" office:value="8" table:style-name="ce119">
            <text:p>8</text:p>
          </table:table-cell>
          <table:table-cell office:value-type="float" office:value="29.333333333333336" table:formula="of:=[.K20]+[.M20]+[.O20]+[.Q20]" table:style-name="ce116">
            <text:p>29.33</text:p>
          </table:table-cell>
          <table:table-cell office:value-type="float" office:value="62" table:formula="of:=[.L20]+[.N20]+[.P20]+[.R20]" table:style-name="ce118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6T00:00:00" table:style-name="ce128">
            <text:p>16-04-2021</text:p>
          </table:table-cell>
          <table:table-cell office:value-type="float" office:value="17" table:style-name="ce129">
            <text:p>17</text:p>
          </table:table-cell>
          <table:table-cell office:value-type="float" office:value="7.0370370370370363" table:formula="of:=[.$G$28]-([.$G$28]/[.$J$31]*[.J21])" table:style-name="ce114">
            <text:p>7.04</text:p>
          </table:table-cell>
          <table:table-cell office:value-type="float" office:value="19" table:style-name="ce115">
            <text:p>19</text:p>
          </table:table-cell>
          <table:table-cell office:value-type="float" office:value="12.962962962962962" table:formula="of:=[.$G$38]-([.$G$38]/[.$J$31]*[.J21])" table:style-name="ce116">
            <text:p>12.96</text:p>
          </table:table-cell>
          <table:table-cell office:value-type="float" office:value="35" table:style-name="ce117">
            <text:p>35</text:p>
          </table:table-cell>
          <table:table-cell office:value-type="float" office:value="3.7037037037037042" table:formula="of:=[.$G$69]-([.$G$69]/[.$J$31]*[.J21])" table:style-name="ce116">
            <text:p>3.70</text:p>
          </table:table-cell>
          <table:table-cell table:style-name="ce120"/>
          <table:table-cell office:value-type="float" office:value="2.9629629629629637" table:formula="of:=[.$G$77]-([.$G$77]/[.$J$31]*[.J21])" table:style-name="ce116">
            <text:p>2.96</text:p>
          </table:table-cell>
          <table:table-cell office:value-type="float" office:value="8" table:style-name="ce119">
            <text:p>8</text:p>
          </table:table-cell>
          <table:table-cell office:value-type="float" office:value="26.666666666666664" table:formula="of:=[.K21]+[.M21]+[.O21]+[.Q21]" table:style-name="ce116">
            <text:p>26.67</text:p>
          </table:table-cell>
          <table:table-cell office:value-type="float" office:value="62" table:formula="of:=[.L21]+[.N21]+[.P21]+[.R21]" table:style-name="ce118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style-name="ce31"/>
          <table:table-cell office:value-type="date" office:date-value="2021-04-17T00:00:00" table:style-name="ce128">
            <text:p>17-04-2021</text:p>
          </table:table-cell>
          <table:table-cell office:value-type="float" office:value="18" table:style-name="ce129">
            <text:p>18</text:p>
          </table:table-cell>
          <table:table-cell office:value-type="float" office:value="6.3333333333333321" table:formula="of:=[.$G$28]-([.$G$28]/[.$J$31]*[.J22])" table:style-name="ce114">
            <text:p>6.33</text:p>
          </table:table-cell>
          <table:table-cell office:value-type="float" office:value="19" table:style-name="ce115">
            <text:p>19</text:p>
          </table:table-cell>
          <table:table-cell office:value-type="float" office:value="11.666666666666668" table:formula="of:=[.$G$38]-([.$G$38]/[.$J$31]*[.J22])" table:style-name="ce116">
            <text:p>11.67</text:p>
          </table:table-cell>
          <table:table-cell office:value-type="float" office:value="35" table:style-name="ce117">
            <text:p>35</text:p>
          </table:table-cell>
          <table:table-cell office:value-type="float" office:value="3.3333333333333339" table:formula="of:=[.$G$69]-([.$G$69]/[.$J$31]*[.J22])" table:style-name="ce116">
            <text:p>3.33</text:p>
          </table:table-cell>
          <table:table-cell table:style-name="ce120"/>
          <table:table-cell office:value-type="float" office:value="2.666666666666667" table:formula="of:=[.$G$77]-([.$G$77]/[.$J$31]*[.J22])" table:style-name="ce116">
            <text:p>2.67</text:p>
          </table:table-cell>
          <table:table-cell office:value-type="float" office:value="8" table:style-name="ce119">
            <text:p>8</text:p>
          </table:table-cell>
          <table:table-cell office:value-type="float" office:value="24.000000000000004" table:formula="of:=[.K22]+[.M22]+[.O22]+[.Q22]" table:style-name="ce116">
            <text:p>24.00</text:p>
          </table:table-cell>
          <table:table-cell office:value-type="float" office:value="62" table:formula="of:=[.L22]+[.N22]+[.P22]+[.R22]" table:style-name="ce118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57"/>
          <table:table-cell office:value-type="date" office:date-value="2021-04-18T00:00:00" table:style-name="ce128">
            <text:p>18-04-2021</text:p>
          </table:table-cell>
          <table:table-cell office:value-type="float" office:value="19" table:style-name="ce129">
            <text:p>19</text:p>
          </table:table-cell>
          <table:table-cell office:value-type="float" office:value="5.6296296296296298" table:formula="of:=[.$G$28]-([.$G$28]/[.$J$31]*[.J23])" table:style-name="ce114">
            <text:p>5.63</text:p>
          </table:table-cell>
          <table:table-cell office:value-type="float" office:value="19" table:style-name="ce115">
            <text:p>19</text:p>
          </table:table-cell>
          <table:table-cell office:value-type="float" office:value="10.37037037037037" table:formula="of:=[.$G$38]-([.$G$38]/[.$J$31]*[.J23])" table:style-name="ce116">
            <text:p>10.37</text:p>
          </table:table-cell>
          <table:table-cell office:value-type="float" office:value="35" table:style-name="ce117">
            <text:p>35</text:p>
          </table:table-cell>
          <table:table-cell office:value-type="float" office:value="2.9629629629629637" table:formula="of:=[.$G$69]-([.$G$69]/[.$J$31]*[.J23])" table:style-name="ce116">
            <text:p>2.96</text:p>
          </table:table-cell>
          <table:table-cell table:style-name="ce120"/>
          <table:table-cell office:value-type="float" office:value="2.3703703703703702" table:formula="of:=[.$G$77]-([.$G$77]/[.$J$31]*[.J23])" table:style-name="ce116">
            <text:p>2.37</text:p>
          </table:table-cell>
          <table:table-cell office:value-type="float" office:value="8" table:style-name="ce119">
            <text:p>8</text:p>
          </table:table-cell>
          <table:table-cell office:value-type="float" office:value="21.333333333333332" table:formula="of:=[.K23]+[.M23]+[.O23]+[.Q23]" table:style-name="ce116">
            <text:p>21.33</text:p>
          </table:table-cell>
          <table:table-cell office:value-type="float" office:value="62" table:formula="of:=[.L23]+[.N23]+[.P23]+[.R23]" table:style-name="ce118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96">
            <text:p>Date début/fin des tâche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" table:style-name="ce98">
            <text:p>1</text:p>
          </table:table-cell>
          <table:table-cell table:style-name="ce56"/>
          <table:table-cell office:value-type="date" office:date-value="2021-04-19T00:00:00" table:style-name="ce128">
            <text:p>19-04-2021</text:p>
          </table:table-cell>
          <table:table-cell office:value-type="float" office:value="20" table:style-name="ce129">
            <text:p>20</text:p>
          </table:table-cell>
          <table:table-cell office:value-type="float" office:value="4.9259259259259256" table:formula="of:=[.$G$28]-([.$G$28]/[.$J$31]*[.J24])" table:style-name="ce114">
            <text:p>4.93</text:p>
          </table:table-cell>
          <table:table-cell office:value-type="float" office:value="19" table:style-name="ce115">
            <text:p>19</text:p>
          </table:table-cell>
          <table:table-cell office:value-type="float" office:value="9.0740740740740762" table:formula="of:=[.$G$38]-([.$G$38]/[.$J$31]*[.J24])" table:style-name="ce116">
            <text:p>9.07</text:p>
          </table:table-cell>
          <table:table-cell office:value-type="float" office:value="35" table:style-name="ce117">
            <text:p>35</text:p>
          </table:table-cell>
          <table:table-cell office:value-type="float" office:value="2.5925925925925934" table:formula="of:=[.$G$69]-([.$G$69]/[.$J$31]*[.J24])" table:style-name="ce116">
            <text:p>2.59</text:p>
          </table:table-cell>
          <table:table-cell table:style-name="ce120"/>
          <table:table-cell office:value-type="float" office:value="2.0740740740740744" table:formula="of:=[.$G$77]-([.$G$77]/[.$J$31]*[.J24])" table:style-name="ce116">
            <text:p>2.07</text:p>
          </table:table-cell>
          <table:table-cell office:value-type="float" office:value="8" table:style-name="ce119">
            <text:p>8</text:p>
          </table:table-cell>
          <table:table-cell office:value-type="float" office:value="18.666666666666671" table:formula="of:=[.K24]+[.M24]+[.O24]+[.Q24]" table:style-name="ce116">
            <text:p>18.67</text:p>
          </table:table-cell>
          <table:table-cell office:value-type="float" office:value="62" table:formula="of:=[.L24]+[.N24]+[.P24]+[.R24]" table:style-name="ce118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Sélection de dates via interface calendrier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0" table:style-name="ce98">
            <text:p>10</text:p>
          </table:table-cell>
          <table:table-cell table:style-name="ce58"/>
          <table:table-cell office:value-type="date" office:date-value="2021-04-20T00:00:00" table:style-name="ce128">
            <text:p>20-04-2021</text:p>
          </table:table-cell>
          <table:table-cell office:value-type="float" office:value="21" table:style-name="ce129">
            <text:p>21</text:p>
          </table:table-cell>
          <table:table-cell office:value-type="float" office:value="4.2222222222222214" table:formula="of:=[.$G$28]-([.$G$28]/[.$J$31]*[.J25])" table:style-name="ce114">
            <text:p>4.22</text:p>
          </table:table-cell>
          <table:table-cell office:value-type="float" office:value="19" table:style-name="ce115">
            <text:p>19</text:p>
          </table:table-cell>
          <table:table-cell office:value-type="float" office:value="7.7777777777777786" table:formula="of:=[.$G$38]-([.$G$38]/[.$J$31]*[.J25])" table:style-name="ce116">
            <text:p>7.78</text:p>
          </table:table-cell>
          <table:table-cell office:value-type="float" office:value="35" table:style-name="ce117">
            <text:p>35</text:p>
          </table:table-cell>
          <table:table-cell office:value-type="float" office:value="2.2222222222222223" table:formula="of:=[.$G$69]-([.$G$69]/[.$J$31]*[.J25])" table:style-name="ce116">
            <text:p>2.22</text:p>
          </table:table-cell>
          <table:table-cell table:style-name="ce120"/>
          <table:table-cell office:value-type="float" office:value="1.7777777777777786" table:formula="of:=[.$G$77]-([.$G$77]/[.$J$31]*[.J25])" table:style-name="ce116">
            <text:p>1.78</text:p>
          </table:table-cell>
          <table:table-cell office:value-type="float" office:value="8" table:style-name="ce119">
            <text:p>8</text:p>
          </table:table-cell>
          <table:table-cell office:value-type="float" office:value="16" table:formula="of:=[.K25]+[.M25]+[.O25]+[.Q25]" table:style-name="ce116">
            <text:p>16.00</text:p>
          </table:table-cell>
          <table:table-cell office:value-type="float" office:value="62" table:formula="of:=[.L25]+[.N25]+[.P25]+[.R25]" table:style-name="ce118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Date début/fin des projet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98">
            <text:p>2</text:p>
          </table:table-cell>
          <table:table-cell table:style-name="ce60"/>
          <table:table-cell office:value-type="date" office:date-value="2021-04-21T00:00:00" table:style-name="ce128">
            <text:p>21-04-2021</text:p>
          </table:table-cell>
          <table:table-cell office:value-type="float" office:value="22" table:style-name="ce129">
            <text:p>22</text:p>
          </table:table-cell>
          <table:table-cell office:value-type="float" office:value="3.518518518518519" table:formula="of:=[.$G$28]-([.$G$28]/[.$J$31]*[.J26])" table:style-name="ce114">
            <text:p>3.52</text:p>
          </table:table-cell>
          <table:table-cell office:value-type="float" office:value="19" table:style-name="ce115">
            <text:p>19</text:p>
          </table:table-cell>
          <table:table-cell office:value-type="float" office:value="6.481481481481481" table:formula="of:=[.$G$38]-([.$G$38]/[.$J$31]*[.J26])" table:style-name="ce116">
            <text:p>6.48</text:p>
          </table:table-cell>
          <table:table-cell office:value-type="float" office:value="35" table:style-name="ce117">
            <text:p>35</text:p>
          </table:table-cell>
          <table:table-cell office:value-type="float" office:value="1.851851851851853" table:formula="of:=[.$G$69]-([.$G$69]/[.$J$31]*[.J26])" table:style-name="ce116">
            <text:p>1.85</text:p>
          </table:table-cell>
          <table:table-cell table:style-name="ce120"/>
          <table:table-cell office:value-type="float" office:value="1.4814814814814818" table:formula="of:=[.$G$77]-([.$G$77]/[.$J$31]*[.J26])" table:style-name="ce116">
            <text:p>1.48</text:p>
          </table:table-cell>
          <table:table-cell office:value-type="float" office:value="8" table:style-name="ce119">
            <text:p>8</text:p>
          </table:table-cell>
          <table:table-cell office:value-type="float" office:value="13.333333333333336" table:formula="of:=[.K26]+[.M26]+[.O26]+[.Q26]" table:style-name="ce116">
            <text:p>13.33</text:p>
          </table:table-cell>
          <table:table-cell office:value-type="float" office:value="62" table:formula="of:=[.L26]+[.N26]+[.P26]+[.R26]" table:style-name="ce118">
            <text:p>62</text:p>
          </table:table-cell>
          <table:table-cell table:number-columns-repeated="16364"/>
        </table:table-row>
        <table:table-row table:style-name="ro7">
          <table:table-cell table:style-name="ce58"/>
          <table:table-cell table:style-name="ce31"/>
          <table:table-cell office:value-type="string" table:style-name="ce96">
            <text:p>Priorité des tâches en fonction du temp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6" table:style-name="ce98">
            <text:p>6</text:p>
          </table:table-cell>
          <table:table-cell table:style-name="ce58"/>
          <table:table-cell office:value-type="date" office:date-value="2021-04-22T00:00:00" table:style-name="ce128">
            <text:p>22-04-2021</text:p>
          </table:table-cell>
          <table:table-cell office:value-type="float" office:value="23" table:style-name="ce129">
            <text:p>23</text:p>
          </table:table-cell>
          <table:table-cell office:value-type="float" office:value="2.8148148148148131" table:formula="of:=[.$G$28]-([.$G$28]/[.$J$31]*[.J27])" table:style-name="ce114">
            <text:p>2.81</text:p>
          </table:table-cell>
          <table:table-cell office:value-type="float" office:value="19" table:style-name="ce115">
            <text:p>19</text:p>
          </table:table-cell>
          <table:table-cell office:value-type="float" office:value="5.1851851851851869" table:formula="of:=[.$G$38]-([.$G$38]/[.$J$31]*[.J27])" table:style-name="ce116">
            <text:p>5.19</text:p>
          </table:table-cell>
          <table:table-cell office:value-type="float" office:value="35" table:style-name="ce117">
            <text:p>35</text:p>
          </table:table-cell>
          <table:table-cell office:value-type="float" office:value="1.4814814814814827" table:formula="of:=[.$G$69]-([.$G$69]/[.$J$31]*[.J27])" table:style-name="ce116">
            <text:p>1.48</text:p>
          </table:table-cell>
          <table:table-cell table:style-name="ce118"/>
          <table:table-cell office:value-type="float" office:value="1.1851851851851851" table:formula="of:=[.$G$77]-([.$G$77]/[.$J$31]*[.J27])" table:style-name="ce116">
            <text:p>1.19</text:p>
          </table:table-cell>
          <table:table-cell office:value-type="float" office:value="8" table:style-name="ce119">
            <text:p>8</text:p>
          </table:table-cell>
          <table:table-cell office:value-type="float" office:value="10.666666666666668" table:formula="of:=[.K27]+[.M27]+[.O27]+[.Q27]" table:style-name="ce116">
            <text:p>10.67</text:p>
          </table:table-cell>
          <table:table-cell office:value-type="float" office:value="62" table:formula="of:=[.L27]+[.N27]+[.P27]+[.R27]" table:style-name="ce118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style-name="ce31"/>
          <table:table-cell office:value-type="date" office:date-value="2021-04-23T00:00:00" table:style-name="ce128">
            <text:p>23-04-2021</text:p>
          </table:table-cell>
          <table:table-cell office:value-type="float" office:value="24" table:style-name="ce129">
            <text:p>24</text:p>
          </table:table-cell>
          <table:table-cell office:value-type="float" office:value="2.1111111111111107" table:formula="of:=[.$G$28]-([.$G$28]/[.$J$31]*[.J28])" table:style-name="ce114">
            <text:p>2.11</text:p>
          </table:table-cell>
          <table:table-cell office:value-type="float" office:value="19" table:style-name="ce115">
            <text:p>19</text:p>
          </table:table-cell>
          <table:table-cell office:value-type="float" office:value="3.8888888888888893" table:formula="of:=[.$G$38]-([.$G$38]/[.$J$31]*[.J28])" table:style-name="ce116">
            <text:p>3.89</text:p>
          </table:table-cell>
          <table:table-cell office:value-type="float" office:value="35" table:style-name="ce117">
            <text:p>35</text:p>
          </table:table-cell>
          <table:table-cell office:value-type="float" office:value="1.1111111111111107" table:formula="of:=[.$G$69]-([.$G$69]/[.$J$31]*[.J28])" table:style-name="ce116">
            <text:p>1.11</text:p>
          </table:table-cell>
          <table:table-cell table:style-name="ce118"/>
          <table:table-cell office:value-type="float" office:value="0.88888888888888928" table:formula="of:=[.$G$77]-([.$G$77]/[.$J$31]*[.J28])" table:style-name="ce116">
            <text:p>0.89</text:p>
          </table:table-cell>
          <table:table-cell office:value-type="float" office:value="6" table:style-name="ce119">
            <text:p>6</text:p>
          </table:table-cell>
          <table:table-cell office:value-type="float" office:value="8" table:formula="of:=[.K28]+[.M28]+[.O28]+[.Q28]" table:style-name="ce116">
            <text:p>8.00</text:p>
          </table:table-cell>
          <table:table-cell office:value-type="float" office:value="60" table:formula="of:=[.L28]+[.N28]+[.P28]+[.R28]" table:style-name="ce118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24T00:00:00" table:style-name="ce128">
            <text:p>24-04-2021</text:p>
          </table:table-cell>
          <table:table-cell office:value-type="float" office:value="25" table:style-name="ce129">
            <text:p>25</text:p>
          </table:table-cell>
          <table:table-cell office:value-type="float" office:value="1.4074074074074083" table:formula="of:=[.$G$28]-([.$G$28]/[.$J$31]*[.J29])" table:style-name="ce114">
            <text:p>1.41</text:p>
          </table:table-cell>
          <table:table-cell office:value-type="float" office:value="19" table:style-name="ce115">
            <text:p>19</text:p>
          </table:table-cell>
          <table:table-cell office:value-type="float" office:value="2.5925925925925952" table:formula="of:=[.$G$38]-([.$G$38]/[.$J$31]*[.J29])" table:style-name="ce116">
            <text:p>2.59</text:p>
          </table:table-cell>
          <table:table-cell office:value-type="float" office:value="35" table:style-name="ce117">
            <text:p>35</text:p>
          </table:table-cell>
          <table:table-cell office:value-type="float" office:value="0.74074074074074048" table:formula="of:=[.$G$69]-([.$G$69]/[.$J$31]*[.J29])" table:style-name="ce116">
            <text:p>0.74</text:p>
          </table:table-cell>
          <table:table-cell table:style-name="ce118"/>
          <table:table-cell office:value-type="float" office:value="0.59259259259259345" table:formula="of:=[.$G$77]-([.$G$77]/[.$J$31]*[.J29])" table:style-name="ce116">
            <text:p>0.59</text:p>
          </table:table-cell>
          <table:table-cell office:value-type="float" office:value="6" table:style-name="ce119">
            <text:p>6</text:p>
          </table:table-cell>
          <table:table-cell office:value-type="float" office:value="5.3333333333333375" table:formula="of:=[.K29]+[.M29]+[.O29]+[.Q29]" table:style-name="ce116">
            <text:p>5.33</text:p>
          </table:table-cell>
          <table:table-cell office:value-type="float" office:value="60" table:formula="of:=[.L29]+[.N29]+[.P29]+[.R29]" table:style-name="ce118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style-name="ce31"/>
          <table:table-cell office:value-type="date" office:date-value="2021-04-25T00:00:00" table:style-name="ce128">
            <text:p>25-04-2021</text:p>
          </table:table-cell>
          <table:table-cell office:value-type="float" office:value="26" table:style-name="ce129">
            <text:p>26</text:p>
          </table:table-cell>
          <table:table-cell office:value-type="float" office:value="0.70370370370370239" table:formula="of:=[.$G$28]-([.$G$28]/[.$J$31]*[.J30])" table:style-name="ce114">
            <text:p>0.70</text:p>
          </table:table-cell>
          <table:table-cell office:value-type="float" office:value="19" table:style-name="ce115">
            <text:p>19</text:p>
          </table:table-cell>
          <table:table-cell office:value-type="float" office:value="1.2962962962962976" table:formula="of:=[.$G$38]-([.$G$38]/[.$J$31]*[.J30])" table:style-name="ce116">
            <text:p>1.30</text:p>
          </table:table-cell>
          <table:table-cell office:value-type="float" office:value="35" table:style-name="ce117">
            <text:p>35</text:p>
          </table:table-cell>
          <table:table-cell office:value-type="float" office:value="0.37037037037037024" table:formula="of:=[.$G$69]-([.$G$69]/[.$J$31]*[.J30])" table:style-name="ce116">
            <text:p>0.37</text:p>
          </table:table-cell>
          <table:table-cell table:style-name="ce118"/>
          <table:table-cell office:value-type="float" office:value="0.29629629629629672" table:formula="of:=[.$G$77]-([.$G$77]/[.$J$31]*[.J30])" table:style-name="ce116">
            <text:p>0.30</text:p>
          </table:table-cell>
          <table:table-cell office:value-type="float" office:value="2" table:style-name="ce118">
            <text:p>2</text:p>
          </table:table-cell>
          <table:table-cell office:value-type="float" office:value="2.666666666666667" table:formula="of:=[.K30]+[.M30]+[.O30]+[.Q30]" table:style-name="ce116">
            <text:p>2.67</text:p>
          </table:table-cell>
          <table:table-cell office:value-type="float" office:value="56" table:formula="of:=[.L30]+[.N30]+[.P30]+[.R30]" table:style-name="ce118">
            <text:p>5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4-26T00:00:00" table:style-name="ce128">
            <text:p>26-04-2021</text:p>
          </table:table-cell>
          <table:table-cell office:value-type="float" office:value="27" table:style-name="ce129">
            <text:p>27</text:p>
          </table:table-cell>
          <table:table-cell office:value-type="float" office:value="0" table:formula="of:=[.$G$28]-([.$G$28]/[.$J$31]*[.J31])" table:style-name="ce114">
            <text:p>0.00</text:p>
          </table:table-cell>
          <table:table-cell office:value-type="float" office:value="19" table:style-name="ce115">
            <text:p>19</text:p>
          </table:table-cell>
          <table:table-cell office:value-type="float" office:value="0" table:formula="of:=[.$G$38]-([.$G$38]/[.$J$31]*[.J31])" table:style-name="ce116">
            <text:p>0.00</text:p>
          </table:table-cell>
          <table:table-cell office:value-type="float" office:value="35" table:style-name="ce117">
            <text:p>35</text:p>
          </table:table-cell>
          <table:table-cell office:value-type="float" office:value="0" table:formula="of:=[.$G$69]-([.$G$69]/[.$J$31]*[.J31])" table:style-name="ce116">
            <text:p>0.00</text:p>
          </table:table-cell>
          <table:table-cell table:style-name="ce118"/>
          <table:table-cell office:value-type="float" office:value="0" table:formula="of:=[.$G$77]-([.$G$77]/[.$J$31]*[.J31])" table:style-name="ce116">
            <text:p>0.00</text:p>
          </table:table-cell>
          <table:table-cell office:value-type="float" office:value="0" table:style-name="ce118">
            <text:p>0</text:p>
          </table:table-cell>
          <table:table-cell office:value-type="float" office:value="0" table:formula="of:=[.K31]+[.M31]+[.O31]+[.Q31]" table:style-name="ce116">
            <text:p>0.00</text:p>
          </table:table-cell>
          <table:table-cell office:value-type="float" office:value="54" table:formula="of:=[.L31]+[.N31]+[.P31]+[.R31]" table:style-name="ce118">
            <text:p>54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96">
            <text:p>Création de calendrier (graphiquement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0" table:style-name="ce100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5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96">
            <text:p>Associer des couleurs aux projets via le calendrie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4" table:style-name="ce100">
            <text:p>4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Relier les tâches aux projets par leur nom et coul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" table:style-name="ce100">
            <text:p>2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Afficher la date de début et fin d'une tâche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5" table:style-name="ce100">
            <text:p>5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Penser à tout type d’utilisat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1" table:style-name="ce100">
            <text:p>1</text:p>
          </table:table-cell>
          <table:table-cell table:number-columns-repeated="3" table:style-name="ce31"/>
          <table:table-cell table:number-columns-spanned="4" table:number-rows-spanned="1" table:style-name="ce75"/>
          <table:covered-table-cell table:number-columns-repeated="3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96">
            <text:p>Types d’affichage (mois, semaine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3" table:style-name="ce100">
            <text:p>3</text:p>
          </table:table-cell>
          <table:table-cell table:number-columns-repeated="3" table:style-name="ce31"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style-name="ce31"/>
          <table:table-cell table:number-columns-spanned="2" table:number-rows-spanned="1" table:style-name="ce75"/>
          <table:covered-table-cell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DropBox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7">
            <text:p>1</text:p>
          </table:table-cell>
          <table:table-cell office:value-type="float" office:value="0" table:style-name="ce10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ation/Importation multipl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0" table:style-name="ce107">
            <text:p>0</text:p>
          </table:table-cell>
          <table:table-cell office:value-type="float" office:value="2" table:style-name="ce10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GoogleDriv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10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léments de l'interfac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108">
            <text:p>3</text:p>
          </table:table-cell>
          <table:table-cell office:value-type="float" office:value="4" table:style-name="ce10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5" table:formula="of:=SUM([.F73:.F76])" table:style-name="ce45">
            <text:p>5</text:p>
          </table:table-cell>
          <table:table-cell office:value-type="float" office:value="8" table:formula="of:=SUM([.G73:.G76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1:.F83])" table:style-name="ce63">
            <text:p>0</text:p>
          </table:table-cell>
          <table:table-cell office:value-type="float" office:value="25" table:formula="of:=SUM([.G81:.G8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8:.F89])" table:style-name="ce59">
            <text:p>0</text:p>
          </table:table-cell>
          <table:table-cell office:value-type="float" office:value="12" table:formula="of:=SUM([.G88:.G89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4:.F96])" table:style-name="ce63">
            <text:p>0</text:p>
          </table:table-cell>
          <table:table-cell office:value-type="float" office:value="25" table:formula="of:=SUM([.G94:.G9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number-rows-repeated="2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1:.F105])" table:style-name="ce59">
            <text:p>0</text:p>
          </table:table-cell>
          <table:table-cell office:value-type="float" office:value="25" table:formula="of:=SUM([.G101:.G105])" table:style-name="ce59">
            <text:p>25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1048463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X</text:p>
          </table:table-cell>
          <table:covered-table-cell/>
          <table:table-cell office:value-type="string" table:number-columns-spanned="2" table:number-rows-spanned="1" table:style-name="ce64">
            <text:p>Histoire Y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18-03-06T00:00:00" table:style-name="ce130">
            <text:p>06-03-2018</text:p>
          </table:table-cell>
          <table:table-cell office:value-type="float" office:value="0" table:style-name="ce131">
            <text:p>0</text:p>
          </table:table-cell>
          <table:table-cell office:value-type="float" office:value="0" table:formula="of:=[.$G$11]*(1-1/[.$I$12]*[.J4])" table:style-name="ce41">
            <text:p>0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formula="of:=[.K4]+[.M4]" table:style-name="ce31">
            <text:p>30</text:p>
          </table:table-cell>
          <table:table-cell office:value-type="float" office:value="70" table:formula="of:=[.L4]+[.N4]" table:style-name="ce31">
            <text:p>70</text:p>
          </table:table-cell>
          <table:table-cell table:number-columns-repeated="16368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18-03-07T00:00:00" table:style-name="ce130">
            <text:p>07-03-2018</text:p>
          </table:table-cell>
          <table:table-cell office:value-type="float" office:value="1" table:style-name="ce131">
            <text:p>1</text:p>
          </table:table-cell>
          <table:table-cell office:value-type="float" office:value="0" table:formula="of:=[.$G$11]*(1-1/[.$I$12]*[.J5])" table:style-name="ce41">
            <text:p>0</text:p>
          </table:table-cell>
          <table:table-cell office:value-type="float" office:value="33" table:style-name="ce41">
            <text:p>33</text:p>
          </table:table-cell>
          <table:table-cell office:value-type="float" office:value="25" table:style-name="ce31">
            <text:p>25</text:p>
          </table:table-cell>
          <table:table-cell office:value-type="float" office:value="30" table:style-name="ce31">
            <text:p>30</text:p>
          </table:table-cell>
          <table:table-cell office:value-type="float" office:value="25" table:formula="of:=[.K5]+[.M5]" table:style-name="ce31">
            <text:p>25</text:p>
          </table:table-cell>
          <table:table-cell office:value-type="float" office:value="63" table:formula="of:=[.L5]+[.N5]" table:style-name="ce31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18-03-08T00:00:00" table:style-name="ce130">
            <text:p>08-03-2018</text:p>
          </table:table-cell>
          <table:table-cell office:value-type="float" office:value="2" table:style-name="ce131">
            <text:p>2</text:p>
          </table:table-cell>
          <table:table-cell office:value-type="float" office:value="0" table:formula="of:=[.$G$11]*(1-1/[.$I$12]*[.J6])" table:style-name="ce41">
            <text:p>0</text:p>
          </table:table-cell>
          <table:table-cell office:value-type="float" office:value="28" table:style-name="ce41">
            <text:p>28</text:p>
          </table:table-cell>
          <table:table-cell office:value-type="float" office:value="22" table:style-name="ce3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22" table:formula="of:=[.K6]+[.M6]" table:style-name="ce31">
            <text:p>22</text:p>
          </table:table-cell>
          <table:table-cell office:value-type="float" office:value="59" table:formula="of:=[.L6]+[.N6]" table:style-name="ce31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18-03-09T00:00:00" table:style-name="ce130">
            <text:p>09-03-2018</text:p>
          </table:table-cell>
          <table:table-cell office:value-type="float" office:value="3" table:style-name="ce131">
            <text:p>3</text:p>
          </table:table-cell>
          <table:table-cell office:value-type="float" office:value="0" table:formula="of:=[.$G$11]*(1-1/[.$I$12]*[.J7])" table:style-name="ce41">
            <text:p>0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25" table:formula="of:=[.K7]+[.M7]" table:style-name="ce31">
            <text:p>25</text:p>
          </table:table-cell>
          <table:table-cell office:value-type="float" office:value="51" table:formula="of:=[.L7]+[.N7]" table:style-name="ce31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18-03-10T00:00:00" table:style-name="ce130">
            <text:p>10-03-2018</text:p>
          </table:table-cell>
          <table:table-cell office:value-type="float" office:value="4" table:style-name="ce131">
            <text:p>4</text:p>
          </table:table-cell>
          <table:table-cell office:value-type="float" office:value="0" table:formula="of:=[.$G$11]*(1-1/[.$I$12]*[.J8])" table:style-name="ce41">
            <text:p>0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10" table:formula="of:=[.K8]+[.M8]" table:style-name="ce31">
            <text:p>10</text:p>
          </table:table-cell>
          <table:table-cell office:value-type="float" office:value="24" table:formula="of:=[.L8]+[.N8]" table:style-name="ce31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1T00:00:00" table:style-name="ce130">
            <text:p>11-03-2018</text:p>
          </table:table-cell>
          <table:table-cell office:value-type="float" office:value="5" table:style-name="ce131">
            <text:p>5</text:p>
          </table:table-cell>
          <table:table-cell office:value-type="float" office:value="0" table:formula="of:=[.$G$11]*(1-1/[.$I$12]*[.J9])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5" table:formula="of:=[.K9]+[.M9]" table:style-name="ce31">
            <text:p>5</text:p>
          </table:table-cell>
          <table:table-cell office:value-type="float" office:value="17" table:formula="of:=[.L9]+[.N9]" table:style-name="ce31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2T00:00:00" table:style-name="ce130">
            <text:p>12-03-2018</text:p>
          </table:table-cell>
          <table:table-cell office:value-type="float" office:value="6" table:style-name="ce131">
            <text:p>6</text:p>
          </table:table-cell>
          <table:table-cell office:value-type="float" office:value="0" table:formula="of:=[.$G$11]*(1-1/[.$I$12]*[.J10])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0]+[.M10]" table:style-name="ce31">
            <text:p>0</text:p>
          </table:table-cell>
          <table:table-cell office:value-type="float" office:value="7" table:formula="of:=[.L10]+[.N10]" table:style-name="ce31">
            <text:p>7</text:p>
          </table:table-cell>
          <table:table-cell table:number-columns-repeated="16368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18-03-13T00:00:00" table:style-name="ce130">
            <text:p>13-03-2018</text:p>
          </table:table-cell>
          <table:table-cell office:value-type="float" office:value="7" table:style-name="ce131">
            <text:p>7</text:p>
          </table:table-cell>
          <table:table-cell office:value-type="float" office:value="0" table:formula="of:=[.$G$11]*(1-1/[.$I$12]*[.J11])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11]+[.M11]" table:style-name="ce31">
            <text:p>0</text:p>
          </table:table-cell>
          <table:table-cell office:value-type="float" office:value="0" table:formula="of:=[.L11]+[.N11]" table:style-name="ce31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float" office:value="7" table:formula="of:=COUNTA([.I4:.I11])-1" table:style-name="ce102">
            <text:p>7</text:p>
          </table:table-cell>
          <table:table-cell table:number-columns-repeated="55" table:style-name="ce31"/>
          <table:table-cell table:number-columns-repeated="16320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" table:style-name="ce57"/>
          <table:table-cell table:style-name="ce56"/>
          <table:table-cell table:number-columns-repeated="16371"/>
        </table:table-row>
        <table:table-row table:style-name="ro7">
          <table:table-cell table:style-name="ce56"/>
          <table:table-cell table:style-name="ce31"/>
          <table:table-cell office:value-type="string" table:style-name="ce37">
            <text:p>Date début/fin des tâche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table:number-columns-repeated="5" table:style-name="ce56"/>
          <table:table-cell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Sélection de dates via interface calendrier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0" table:style-name="ce39">
            <text:p>10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Date début/fin des projet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2" table:style-name="ce39">
            <text:p>2</text:p>
          </table:table-cell>
          <table:table-cell table:number-columns-repeated="5" table:style-name="ce60"/>
          <table:table-cell table:style-name="ce58"/>
          <table:table-cell table:number-columns-repeated="16371"/>
        </table:table-row>
        <table:table-row table:style-name="ro7">
          <table:table-cell table:style-name="ce58"/>
          <table:table-cell table:style-name="ce31"/>
          <table:table-cell office:value-type="string" table:style-name="ce37">
            <text:p>Priorité des tâches en fonction du temp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6" table:style-name="ce39">
            <text:p>6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Création de calendrier (graphiquement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0" table:style-name="ce106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Associer des couleurs aux projets via le calendrie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4" table:style-name="ce106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Relier les tâches aux projets par leur nom et coul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" table:style-name="ce10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Afficher la date de début et fin d'une tâche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5" table:style-name="ce10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Penser à tout type d’utilisat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1" table:style-name="ce106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103">
            <text:p>Types d’affichage (mois, semaine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3" table:style-name="ce10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3" table:formula="of:=SUM([.G66:.G68])" table:style-name="ce4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8" table:base-cell-address="IT2.$A$1"/>
        <table:named-range table:name="IT2H11" table:cell-range-address="IT2.$F$109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1" table:base-cell-address="IT2.$A$1"/>
        <table:named-range table:name="IT2H8" table:cell-range-address="IT2.$F$80" table:base-cell-address="IT2.$A$1"/>
        <table:named-range table:name="IT2H9" table:cell-range-address="IT2.$F$91" table:base-cell-address="IT2.$A$1"/>
        <table:named-range table:name="IT3H1" table:cell-range-address="IT3.$F$11" table:base-cell-address="IT3.$A$1"/>
        <table:named-range table:name="IT3H10" table:cell-range-address="IT3.$F$89" table:base-cell-address="IT3.$A$1"/>
        <table:named-range table:name="IT3H11" table:cell-range-address="IT3.$F$100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expression table:name="IT3H8" table:expression="of:=['IT3'.#REF!]" table:base-cell-address="Overview.$A$1"/>
        <table:named-range table:name="IT3H9" table:cell-range-address="IT3.$F$82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16" style:family="table-cell" style:data-style-name="N0">
      <style:table-cell-properties style:vertical-align="automatic" fo:background-color="#B7E1CD"/>
    </style:style>
    <style:style style:name="cf17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title/>
    <dc:description/>
    <dc:subject/>
    <meta:initial-creator>jdestefani</meta:initial-creator>
    <dc:creator>W 10</dc:creator>
    <meta:creation-date>2018-01-29T13:27:33Z</meta:creation-date>
    <dc:date>2021-04-25T18:39:45Z</dc:date>
    <meta:editing-cycles>13</meta:editing-cycles>
    <meta:editing-duration>PT14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2755905512pt" svg:width="623.36692913385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A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5748031496pt" svg:width="594.7652755905511pt" chart:style-name="Crt0">
        <chart:legend chart:legend-position="end" chart:legend-align="center" chart:style-name="Lgnd"/>
        <chart:plot-area svg:x="0.0pt" svg:y="0.0pt" svg:width="491.555905511811pt" svg:height="340.6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401574803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6"/>
          </chart:axis>
          <chart:series chart:label-cell-address="IT2.$Q$3" chart:values-cell-range-address="IT2.$Q$4:.$Q$26" chart:class="chart:line" chart:attached-axis="primary-y" chart:style-name="G0S0">
            <chart:data-point chart:repeated="23"/>
          </chart:series>
          <chart:series chart:label-cell-address="IT2.$R$3" chart:values-cell-range-address="IT2.$R$4:.$R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855118110236pt" svg:width="730.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26"/>
          </chart:axis>
          <chart:series chart:label-cell-address="IT3.$S$3" chart:values-cell-range-address="IT3.$S$4:.$S$26" chart:class="chart:line" chart:attached-axis="primary-y" chart:style-name="G0S0">
            <chart:data-point chart:repeated="23"/>
          </chart:series>
          <chart:series chart:label-cell-address="IT3.$T$3" chart:values-cell-range-address="IT3.$T$4:.$T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